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110.61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102.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94pt"/>
    </style:style>
    <style:style style:name="co20" style:family="table-column">
      <style:table-column-properties fo:break-before="auto" style:column-width="69.45pt"/>
    </style:style>
    <style:style style:name="co21" style:family="table-column">
      <style:table-column-properties fo:break-before="auto" style:column-width="82.54pt"/>
    </style:style>
    <style:style style:name="co22" style:family="table-column">
      <style:table-column-properties fo:break-before="auto" style:column-width="64.06pt"/>
    </style:style>
    <style:style style:name="co23" style:family="table-column">
      <style:table-column-properties fo:break-before="auto" style:column-width="37.81pt"/>
    </style:style>
    <style:style style:name="co24" style:family="table-column">
      <style:table-column-properties fo:break-before="auto" style:column-width="60.21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82.86pt"/>
    </style:style>
    <style:style style:name="co27" style:family="table-column">
      <style:table-column-properties fo:break-before="auto" style:column-width="50.91pt"/>
    </style:style>
    <style:style style:name="co28" style:family="table-column">
      <style:table-column-properties fo:break-before="auto" style:column-width="104.2pt"/>
    </style:style>
    <style:style style:name="co29" style:family="table-column">
      <style:table-column-properties fo:break-before="auto" style:column-width="39.34pt"/>
    </style:style>
    <style:style style:name="co30" style:family="table-column">
      <style:table-column-properties fo:break-before="auto" style:column-width="125.29pt"/>
    </style:style>
    <style:style style:name="co31" style:family="table-column">
      <style:table-column-properties fo:break-before="auto" style:column-width="99.81pt"/>
    </style:style>
    <style:style style:name="co32" style:family="table-column">
      <style:table-column-properties fo:break-before="auto" style:column-width="89.7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72pt"/>
    </style:style>
    <style:style style:name="co35" style:family="table-column">
      <style:table-column-properties fo:break-before="auto" style:column-width="83.34pt"/>
    </style:style>
    <style:style style:name="co36" style:family="table-column">
      <style:table-column-properties fo:break-before="auto" style:column-width="94.14pt"/>
    </style:style>
    <style:style style:name="co37" style:family="table-column">
      <style:table-column-properties fo:break-before="auto" style:column-width="61.99pt"/>
    </style:style>
    <style:style style:name="co38" style:family="table-column">
      <style:table-column-properties fo:break-before="auto" style:column-width="77.16pt"/>
    </style:style>
    <style:style style:name="co39" style:family="table-column">
      <style:table-column-properties fo:break-before="auto" style:column-width="110.35pt"/>
    </style:style>
    <style:style style:name="co40" style:family="table-column">
      <style:table-column-properties fo:break-before="auto" style:column-width="87.99pt"/>
    </style:style>
    <style:style style:name="co41" style:family="table-column">
      <style:table-column-properties fo:break-before="auto" style:column-width="33.96pt"/>
    </style:style>
    <style:style style:name="co42" style:family="table-column">
      <style:table-column-properties fo:break-before="auto" style:column-width="37.3pt"/>
    </style:style>
    <style:style style:name="co43" style:family="table-column">
      <style:table-column-properties fo:break-before="auto" style:column-width="74.1pt"/>
    </style:style>
    <style:style style:name="co44" style:family="table-column">
      <style:table-column-properties fo:break-before="auto" style:column-width="75.66pt"/>
    </style:style>
    <style:style style:name="co45" style:family="table-column">
      <style:table-column-properties fo:break-before="auto" style:column-width="41.64pt"/>
    </style:style>
    <style:style style:name="co46" style:family="table-column">
      <style:table-column-properties fo:break-before="auto" style:column-width="90.31pt"/>
    </style:style>
    <style:style style:name="co47" style:family="table-column">
      <style:table-column-properties fo:break-before="auto" style:column-width="91.84pt"/>
    </style:style>
    <style:style style:name="co48" style:family="table-column">
      <style:table-column-properties fo:break-before="auto" style:column-width="101.11pt"/>
    </style:style>
    <style:style style:name="co49" style:family="table-column">
      <style:table-column-properties fo:break-before="auto" style:column-width="47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 style:data-style-name="N1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1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1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Default" style:data-style-name="N1"/>
    <style:style style:name="ce28" style:family="table-cell" style:parent-style-name="Pivot_20_Table_20_Corner" style:data-style-name="N1">
      <style:table-cell-properties fo:border-bottom="0.99pt solid #000000" fo:border-left="none" fo:border-right="none" fo:border-top="2.01pt solid #000000"/>
    </style:style>
    <style:style style:name="ce29" style:family="table-cell" style:parent-style-name="Pivot_20_Table_20_Category" style:data-style-name="N1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1"/>
    <style:style style:name="ce32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1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5" style:family="table-cell" style:parent-style-name="Pivot_20_Table_20_Value" style:data-style-name="N0"/>
    <style:style style:name="ce6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9" style:family="table-cell" style:parent-style-name="Pivot_20_Table_20_Corner" style:data-style-name="N1">
      <style:table-cell-properties fo:border-bottom="0.99pt solid #000000" fo:border-left="none" fo:border-right="2.01pt solid #000000" fo:border-top="2.01pt solid #000000"/>
    </style:style>
    <style:style style:name="ce80" style:family="table-cell" style:parent-style-name="Pivot_20_Table_20_Category" style:data-style-name="N1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86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87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88" style:family="table-cell" style:parent-style-name="Pivot_20_Table_20_Result" style:data-style-name="N1">
      <style:table-cell-properties fo:border-bottom="2.01pt solid #000000" fo:border-left="none" fo:border-right="2.01pt solid #000000" fo:border-top="0.99pt solid #000000"/>
    </style:style>
    <style:style style:name="ce21" style:family="table-cell" style:parent-style-name="Default" style:data-style-name="N121"/>
    <style:style style:name="ce90" style:family="table-cell" style:parent-style-name="Default" style:data-style-name="N121">
      <style:text-properties fo:font-weight="normal" style:font-weight-asian="normal" style:font-weight-complex="normal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9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 network type</text:p>
          </table:table-cell>
          <table:table-cell table:style-name="ce1" office:value-type="string" calcext:value-type="string">
            <text:p>random seed for environment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number generations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number fitness runs</text:p>
          </table:table-cell>
          <table:table-cell table:style-name="ce1" office:value-type="string" calcext:value-type="string">
            <text:p>number neurons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ptimize state boundaries</text:p>
          </table:table-cell>
          <table:table-cell table:style-name="ce1" office:value-type="string" calcext:value-type="string">
            <text:p>optimize y0</text:p>
          </table:table-cell>
          <table:table-cell table:style-name="ce1" office:value-type="string" calcext:value-type="string">
            <text:p>set principle diagonal elements of W negativ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clipping range</text:p>
          </table:table-cell>
          <table:table-cell table:style-name="ce1" office:value-type="string" calcext:value-type="string">
            <text:p>maximum average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directory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954.12688732147" calcext:value-type="float">
            <text:p>2954.12688732147</text:p>
          </table:table-cell>
          <table:table-cell/>
          <table:table-cell office:value-type="float" office:value="1223.63081870344" calcext:value-type="float">
            <text:p>1223.63081870344</text:p>
          </table:table-cell>
          <table:table-cell office:value-type="float" office:value="1913.05949341437" calcext:value-type="float">
            <text:p>1913.05949341437</text:p>
          </table:table-cell>
          <table:table-cell office:value-type="string" calcext:value-type="string">
            <text:p>2020-10-28_10-12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418.6634590626" calcext:value-type="float">
            <text:p>10418.6634590626</text:p>
          </table:table-cell>
          <table:table-cell office:value-type="float" office:value="3" calcext:value-type="float">
            <text:p>3</text:p>
          </table:table-cell>
          <table:table-cell office:value-type="float" office:value="1369.00394649596" calcext:value-type="float">
            <text:p>1369.00394649596</text:p>
          </table:table-cell>
          <table:table-cell office:value-type="float" office:value="2068.48711281814" calcext:value-type="float">
            <text:p>2068.48711281814</text:p>
          </table:table-cell>
          <table:table-cell office:value-type="string" calcext:value-type="string">
            <text:p>2020-10-26_00-10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705.6631472111" calcext:value-type="float">
            <text:p>14705.6631472111</text:p>
          </table:table-cell>
          <table:table-cell/>
          <table:table-cell office:value-type="float" office:value="3125.88755993461" calcext:value-type="float">
            <text:p>3125.88755993461</text:p>
          </table:table-cell>
          <table:table-cell office:value-type="float" office:value="4130.64123165865" calcext:value-type="float">
            <text:p>4130.64123165865</text:p>
          </table:table-cell>
          <table:table-cell office:value-type="string" calcext:value-type="string">
            <text:p>2020-10-26_21-25-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5941.1114726067" calcext:value-type="float">
            <text:p>25941.1114726067</text:p>
          </table:table-cell>
          <table:table-cell/>
          <table:table-cell office:value-type="float" office:value="3407.24449925472" calcext:value-type="float">
            <text:p>3407.24449925472</text:p>
          </table:table-cell>
          <table:table-cell office:value-type="float" office:value="3668.96554688286" calcext:value-type="float">
            <text:p>3668.96554688286</text:p>
          </table:table-cell>
          <table:table-cell office:value-type="string" calcext:value-type="string">
            <text:p>2020-10-17_18-12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2334.408352375" calcext:value-type="float">
            <text:p>22334.408352375</text:p>
          </table:table-cell>
          <table:table-cell office:value-type="float" office:value="1" calcext:value-type="float">
            <text:p>1</text:p>
          </table:table-cell>
          <table:table-cell office:value-type="float" office:value="2636.58174529538" calcext:value-type="float">
            <text:p>2636.58174529538</text:p>
          </table:table-cell>
          <table:table-cell office:value-type="float" office:value="3726.36694790006" calcext:value-type="float">
            <text:p>3726.36694790006</text:p>
          </table:table-cell>
          <table:table-cell office:value-type="string" calcext:value-type="string">
            <text:p>2020-10-22_13-01-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966.28277397156" calcext:value-type="float">
            <text:p>3966.28277397156</text:p>
          </table:table-cell>
          <table:table-cell office:value-type="float" office:value="1" calcext:value-type="float">
            <text:p>1</text:p>
          </table:table-cell>
          <table:table-cell office:value-type="float" office:value="1458.16523499996" calcext:value-type="float">
            <text:p>1458.16523499996</text:p>
          </table:table-cell>
          <table:table-cell office:value-type="float" office:value="1565.95446630667" calcext:value-type="float">
            <text:p>1565.95446630667</text:p>
          </table:table-cell>
          <table:table-cell office:value-type="string" calcext:value-type="string">
            <text:p>2020-10-28_01-44-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520.26185107231" calcext:value-type="float">
            <text:p>4520.26185107231</text:p>
          </table:table-cell>
          <table:table-cell/>
          <table:table-cell office:value-type="float" office:value="1558.21913394111" calcext:value-type="float">
            <text:p>1558.21913394111</text:p>
          </table:table-cell>
          <table:table-cell office:value-type="float" office:value="2702.80844865918" calcext:value-type="float">
            <text:p>2702.80844865918</text:p>
          </table:table-cell>
          <table:table-cell office:value-type="string" calcext:value-type="string">
            <text:p>2020-10-21_19-48-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758.13808631897" calcext:value-type="float">
            <text:p>3758.13808631897</text:p>
          </table:table-cell>
          <table:table-cell office:value-type="float" office:value="1" calcext:value-type="float">
            <text:p>1</text:p>
          </table:table-cell>
          <table:table-cell office:value-type="float" office:value="1257.66013777457" calcext:value-type="float">
            <text:p>1257.66013777457</text:p>
          </table:table-cell>
          <table:table-cell office:value-type="float" office:value="1383.11025081843" calcext:value-type="float">
            <text:p>1383.11025081843</text:p>
          </table:table-cell>
          <table:table-cell office:value-type="string" calcext:value-type="string">
            <text:p>2020-10-25_07-41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8721.30706381798" calcext:value-type="float">
            <text:p>8721.30706381798</text:p>
          </table:table-cell>
          <table:table-cell/>
          <table:table-cell office:value-type="float" office:value="1504.34530660488" calcext:value-type="float">
            <text:p>1504.34530660488</text:p>
          </table:table-cell>
          <table:table-cell office:value-type="float" office:value="2273.61223645428" calcext:value-type="float">
            <text:p>2273.61223645428</text:p>
          </table:table-cell>
          <table:table-cell office:value-type="string" calcext:value-type="string">
            <text:p>2020-10-21_17-23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0.91501116753" calcext:value-type="float">
            <text:p>8000.91501116753</text:p>
          </table:table-cell>
          <table:table-cell/>
          <table:table-cell office:value-type="float" office:value="1444.74028036173" calcext:value-type="float">
            <text:p>1444.74028036173</text:p>
          </table:table-cell>
          <table:table-cell office:value-type="float" office:value="1552.70243992437" calcext:value-type="float">
            <text:p>1552.70243992437</text:p>
          </table:table-cell>
          <table:table-cell office:value-type="string" calcext:value-type="string">
            <text:p>2020-10-22_23-23-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800.8005449772" calcext:value-type="float">
            <text:p>18800.8005449772</text:p>
          </table:table-cell>
          <table:table-cell office:value-type="float" office:value="1" calcext:value-type="float">
            <text:p>1</text:p>
          </table:table-cell>
          <table:table-cell office:value-type="float" office:value="1597.22533141939" calcext:value-type="float">
            <text:p>1597.22533141939</text:p>
          </table:table-cell>
          <table:table-cell office:value-type="float" office:value="2583.7277629799" calcext:value-type="float">
            <text:p>2583.7277629799</text:p>
          </table:table-cell>
          <table:table-cell office:value-type="string" calcext:value-type="string">
            <text:p>2020-10-20_10-53-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613.9430744648" calcext:value-type="float">
            <text:p>3613.9430744648</text:p>
          </table:table-cell>
          <table:table-cell office:value-type="float" office:value="3" calcext:value-type="float">
            <text:p>3</text:p>
          </table:table-cell>
          <table:table-cell office:value-type="float" office:value="1298.1084272835" calcext:value-type="float">
            <text:p>1298.1084272835</text:p>
          </table:table-cell>
          <table:table-cell office:value-type="float" office:value="1606.81137678116" calcext:value-type="float">
            <text:p>1606.81137678116</text:p>
          </table:table-cell>
          <table:table-cell office:value-type="string" calcext:value-type="string">
            <text:p>2020-10-22_08-54-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399.14098286629" calcext:value-type="float">
            <text:p>7399.14098286629</text:p>
          </table:table-cell>
          <table:table-cell/>
          <table:table-cell office:value-type="float" office:value="1504.32269416265" calcext:value-type="float">
            <text:p>1504.32269416265</text:p>
          </table:table-cell>
          <table:table-cell office:value-type="float" office:value="2433.8754227645" calcext:value-type="float">
            <text:p>2433.8754227645</text:p>
          </table:table-cell>
          <table:table-cell office:value-type="string" calcext:value-type="string">
            <text:p>2020-10-27_21-39-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49.85972714424" calcext:value-type="float">
            <text:p>4449.85972714424</text:p>
          </table:table-cell>
          <table:table-cell office:value-type="float" office:value="1" calcext:value-type="float">
            <text:p>1</text:p>
          </table:table-cell>
          <table:table-cell office:value-type="float" office:value="3081.31727945505" calcext:value-type="float">
            <text:p>3081.31727945505</text:p>
          </table:table-cell>
          <table:table-cell office:value-type="float" office:value="3719.95944077674" calcext:value-type="float">
            <text:p>3719.95944077674</text:p>
          </table:table-cell>
          <table:table-cell office:value-type="string" calcext:value-type="string">
            <text:p>2020-10-24_18-19-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247.2031803131" calcext:value-type="float">
            <text:p>15247.2031803131</text:p>
          </table:table-cell>
          <table:table-cell office:value-type="float" office:value="1" calcext:value-type="float">
            <text:p>1</text:p>
          </table:table-cell>
          <table:table-cell office:value-type="float" office:value="1627.55862859379" calcext:value-type="float">
            <text:p>1627.55862859379</text:p>
          </table:table-cell>
          <table:table-cell office:value-type="float" office:value="2088.63165191834" calcext:value-type="float">
            <text:p>2088.63165191834</text:p>
          </table:table-cell>
          <table:table-cell office:value-type="string" calcext:value-type="string">
            <text:p>2020-10-21_13-09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9852.0255599022" calcext:value-type="float">
            <text:p>19852.0255599022</text:p>
          </table:table-cell>
          <table:table-cell/>
          <table:table-cell office:value-type="float" office:value="2229.66030428933" calcext:value-type="float">
            <text:p>2229.66030428933</text:p>
          </table:table-cell>
          <table:table-cell office:value-type="float" office:value="3135.62501199881" calcext:value-type="float">
            <text:p>3135.62501199881</text:p>
          </table:table-cell>
          <table:table-cell office:value-type="string" calcext:value-type="string">
            <text:p>2020-10-24_08-11-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38.92396903038" calcext:value-type="float">
            <text:p>3838.92396903038</text:p>
          </table:table-cell>
          <table:table-cell/>
          <table:table-cell office:value-type="float" office:value="2991.14523685788" calcext:value-type="float">
            <text:p>2991.14523685788</text:p>
          </table:table-cell>
          <table:table-cell office:value-type="float" office:value="3883.44610436483" calcext:value-type="float">
            <text:p>3883.44610436483</text:p>
          </table:table-cell>
          <table:table-cell office:value-type="string" calcext:value-type="string">
            <text:p>2020-10-19_21-19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454.5552449226" calcext:value-type="float">
            <text:p>10454.5552449226</text:p>
          </table:table-cell>
          <table:table-cell/>
          <table:table-cell office:value-type="float" office:value="1374.15401648993" calcext:value-type="float">
            <text:p>1374.15401648993</text:p>
          </table:table-cell>
          <table:table-cell office:value-type="float" office:value="1833.63262328346" calcext:value-type="float">
            <text:p>1833.63262328346</text:p>
          </table:table-cell>
          <table:table-cell office:value-type="string" calcext:value-type="string">
            <text:p>2020-10-25_01-20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317.590473175" calcext:value-type="float">
            <text:p>32317.590473175</text:p>
          </table:table-cell>
          <table:table-cell/>
          <table:table-cell office:value-type="float" office:value="1340.74376841152" calcext:value-type="float">
            <text:p>1340.74376841152</text:p>
          </table:table-cell>
          <table:table-cell office:value-type="float" office:value="1592.3675962413" calcext:value-type="float">
            <text:p>1592.3675962413</text:p>
          </table:table-cell>
          <table:table-cell office:value-type="string" calcext:value-type="string">
            <text:p>2020-10-27_05-45-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5275.2003581524" calcext:value-type="float">
            <text:p>25275.2003581524</text:p>
          </table:table-cell>
          <table:table-cell office:value-type="float" office:value="3" calcext:value-type="float">
            <text:p>3</text:p>
          </table:table-cell>
          <table:table-cell office:value-type="float" office:value="3459.46800716013" calcext:value-type="float">
            <text:p>3459.46800716013</text:p>
          </table:table-cell>
          <table:table-cell office:value-type="float" office:value="3599.65576617367" calcext:value-type="float">
            <text:p>3599.65576617367</text:p>
          </table:table-cell>
          <table:table-cell office:value-type="string" calcext:value-type="string">
            <text:p>2020-10-28_13-14-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864.4002408981" calcext:value-type="float">
            <text:p>14864.4002408981</text:p>
          </table:table-cell>
          <table:table-cell/>
          <table:table-cell office:value-type="float" office:value="2066.00096751827" calcext:value-type="float">
            <text:p>2066.00096751827</text:p>
          </table:table-cell>
          <table:table-cell office:value-type="float" office:value="3305.33459493265" calcext:value-type="float">
            <text:p>3305.33459493265</text:p>
          </table:table-cell>
          <table:table-cell office:value-type="string" calcext:value-type="string">
            <text:p>2020-10-22_19-15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872.70545864105" calcext:value-type="float">
            <text:p>2872.70545864105</text:p>
          </table:table-cell>
          <table:table-cell office:value-type="float" office:value="3" calcext:value-type="float">
            <text:p>3</text:p>
          </table:table-cell>
          <table:table-cell office:value-type="float" office:value="1219.35237690068" calcext:value-type="float">
            <text:p>1219.35237690068</text:p>
          </table:table-cell>
          <table:table-cell office:value-type="float" office:value="1949.16835184659" calcext:value-type="float">
            <text:p>1949.16835184659</text:p>
          </table:table-cell>
          <table:table-cell office:value-type="string" calcext:value-type="string">
            <text:p>2020-10-25_16-05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65.34200596809" calcext:value-type="float">
            <text:p>2265.34200596809</text:p>
          </table:table-cell>
          <table:table-cell office:value-type="float" office:value="1" calcext:value-type="float">
            <text:p>1</text:p>
          </table:table-cell>
          <table:table-cell office:value-type="float" office:value="1981.6091013116" calcext:value-type="float">
            <text:p>1981.6091013116</text:p>
          </table:table-cell>
          <table:table-cell office:value-type="float" office:value="3056.49050305228" calcext:value-type="float">
            <text:p>3056.49050305228</text:p>
          </table:table-cell>
          <table:table-cell office:value-type="string" calcext:value-type="string">
            <text:p>2020-10-26_19-34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981.9954264164" calcext:value-type="float">
            <text:p>6981.9954264164</text:p>
          </table:table-cell>
          <table:table-cell office:value-type="float" office:value="3" calcext:value-type="float">
            <text:p>3</text:p>
          </table:table-cell>
          <table:table-cell office:value-type="float" office:value="1542.7702885451" calcext:value-type="float">
            <text:p>1542.7702885451</text:p>
          </table:table-cell>
          <table:table-cell office:value-type="float" office:value="1548.44643124389" calcext:value-type="float">
            <text:p>1548.44643124389</text:p>
          </table:table-cell>
          <table:table-cell office:value-type="string" calcext:value-type="string">
            <text:p>2020-10-28_21-09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138.27291750908" calcext:value-type="float">
            <text:p>4138.27291750908</text:p>
          </table:table-cell>
          <table:table-cell office:value-type="float" office:value="3" calcext:value-type="float">
            <text:p>3</text:p>
          </table:table-cell>
          <table:table-cell office:value-type="float" office:value="1504.16176658045" calcext:value-type="float">
            <text:p>1504.16176658045</text:p>
          </table:table-cell>
          <table:table-cell office:value-type="float" office:value="1587.23348592618" calcext:value-type="float">
            <text:p>1587.23348592618</text:p>
          </table:table-cell>
          <table:table-cell office:value-type="string" calcext:value-type="string">
            <text:p>2020-10-21_12-00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7408.56735539436" calcext:value-type="float">
            <text:p>7408.56735539436</text:p>
          </table:table-cell>
          <table:table-cell/>
          <table:table-cell office:value-type="float" office:value="1504.32260321439" calcext:value-type="float">
            <text:p>1504.32260321439</text:p>
          </table:table-cell>
          <table:table-cell office:value-type="float" office:value="2195.92570287737" calcext:value-type="float">
            <text:p>2195.92570287737</text:p>
          </table:table-cell>
          <table:table-cell office:value-type="string" calcext:value-type="string">
            <text:p>2020-10-26_17-30-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073.46059250832" calcext:value-type="float">
            <text:p>6073.46059250832</text:p>
          </table:table-cell>
          <table:table-cell office:value-type="float" office:value="1" calcext:value-type="float">
            <text:p>1</text:p>
          </table:table-cell>
          <table:table-cell office:value-type="float" office:value="3987.59982773332" calcext:value-type="float">
            <text:p>3987.59982773332</text:p>
          </table:table-cell>
          <table:table-cell office:value-type="float" office:value="5148.98157216517" calcext:value-type="float">
            <text:p>5148.98157216517</text:p>
          </table:table-cell>
          <table:table-cell office:value-type="string" calcext:value-type="string">
            <text:p>2020-10-22_11-17-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295.7347638607" calcext:value-type="float">
            <text:p>7295.7347638607</text:p>
          </table:table-cell>
          <table:table-cell office:value-type="float" office:value="1" calcext:value-type="float">
            <text:p>1</text:p>
          </table:table-cell>
          <table:table-cell office:value-type="float" office:value="460.37761769636" calcext:value-type="float">
            <text:p>460.37761769636</text:p>
          </table:table-cell>
          <table:table-cell office:value-type="float" office:value="2275.69389017391" calcext:value-type="float">
            <text:p>2275.69389017391</text:p>
          </table:table-cell>
          <table:table-cell office:value-type="string" calcext:value-type="string">
            <text:p>2020-10-27_23-43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705.51765275002" calcext:value-type="float">
            <text:p>2705.51765275002</text:p>
          </table:table-cell>
          <table:table-cell office:value-type="float" office:value="1" calcext:value-type="float">
            <text:p>1</text:p>
          </table:table-cell>
          <table:table-cell office:value-type="float" office:value="4547.72226847664" calcext:value-type="float">
            <text:p>4547.72226847664</text:p>
          </table:table-cell>
          <table:table-cell office:value-type="float" office:value="5233.19277756565" calcext:value-type="float">
            <text:p>5233.19277756565</text:p>
          </table:table-cell>
          <table:table-cell office:value-type="string" calcext:value-type="string">
            <text:p>2020-10-25_15-19-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443.9165847302" calcext:value-type="float">
            <text:p>15443.9165847302</text:p>
          </table:table-cell>
          <table:table-cell office:value-type="float" office:value="3" calcext:value-type="float">
            <text:p>3</text:p>
          </table:table-cell>
          <table:table-cell office:value-type="float" office:value="1214.81190531746" calcext:value-type="float">
            <text:p>1214.81190531746</text:p>
          </table:table-cell>
          <table:table-cell office:value-type="float" office:value="1437.92536243434" calcext:value-type="float">
            <text:p>1437.92536243434</text:p>
          </table:table-cell>
          <table:table-cell office:value-type="string" calcext:value-type="string">
            <text:p>2020-10-22_04-37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585.321801424" calcext:value-type="float">
            <text:p>12585.321801424</text:p>
          </table:table-cell>
          <table:table-cell/>
          <table:table-cell office:value-type="float" office:value="936.36042742704" calcext:value-type="float">
            <text:p>936.36042742704</text:p>
          </table:table-cell>
          <table:table-cell office:value-type="float" office:value="1619.09207955935" calcext:value-type="float">
            <text:p>1619.09207955935</text:p>
          </table:table-cell>
          <table:table-cell office:value-type="string" calcext:value-type="string">
            <text:p>2020-10-28_03-47-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946.5626213551" calcext:value-type="float">
            <text:p>11946.5626213551</text:p>
          </table:table-cell>
          <table:table-cell office:value-type="float" office:value="3" calcext:value-type="float">
            <text:p>3</text:p>
          </table:table-cell>
          <table:table-cell office:value-type="float" office:value="1471.12263280411" calcext:value-type="float">
            <text:p>1471.12263280411</text:p>
          </table:table-cell>
          <table:table-cell office:value-type="float" office:value="3401.42725699598" calcext:value-type="float">
            <text:p>3401.42725699598</text:p>
          </table:table-cell>
          <table:table-cell office:value-type="string" calcext:value-type="string">
            <text:p>2020-10-21_22-00-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4967.89985656738" calcext:value-type="float">
            <text:p>4967.89985656738</text:p>
          </table:table-cell>
          <table:table-cell/>
          <table:table-cell office:value-type="float" office:value="1264.55224582864" calcext:value-type="float">
            <text:p>1264.55224582864</text:p>
          </table:table-cell>
          <table:table-cell office:value-type="float" office:value="1901.8611277643" calcext:value-type="float">
            <text:p>1901.8611277643</text:p>
          </table:table-cell>
          <table:table-cell office:value-type="string" calcext:value-type="string">
            <text:p>2020-10-28_11-01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911.5970597267" calcext:value-type="float">
            <text:p>27911.5970597267</text:p>
          </table:table-cell>
          <table:table-cell office:value-type="float" office:value="1" calcext:value-type="float">
            <text:p>1</text:p>
          </table:table-cell>
          <table:table-cell office:value-type="float" office:value="1830.94708948611" calcext:value-type="float">
            <text:p>1830.94708948611</text:p>
          </table:table-cell>
          <table:table-cell office:value-type="float" office:value="3096.65648775266" calcext:value-type="float">
            <text:p>3096.65648775266</text:p>
          </table:table-cell>
          <table:table-cell office:value-type="string" calcext:value-type="string">
            <text:p>2020-10-26_05-35-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512.3975675106" calcext:value-type="float">
            <text:p>2512.3975675106</text:p>
          </table:table-cell>
          <table:table-cell/>
          <table:table-cell office:value-type="float" office:value="3372.66651953741" calcext:value-type="float">
            <text:p>3372.66651953741</text:p>
          </table:table-cell>
          <table:table-cell office:value-type="float" office:value="3763.99080885826" calcext:value-type="float">
            <text:p>3763.99080885826</text:p>
          </table:table-cell>
          <table:table-cell office:value-type="string" calcext:value-type="string">
            <text:p>2020-10-25_14-37-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328.12219619751" calcext:value-type="float">
            <text:p>3328.12219619751</text:p>
          </table:table-cell>
          <table:table-cell/>
          <table:table-cell office:value-type="float" office:value="2839.16825091444" calcext:value-type="float">
            <text:p>2839.16825091444</text:p>
          </table:table-cell>
          <table:table-cell office:value-type="float" office:value="2917.08357615944" calcext:value-type="float">
            <text:p>2917.08357615944</text:p>
          </table:table-cell>
          <table:table-cell office:value-type="string" calcext:value-type="string">
            <text:p>2020-10-27_16-28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624.6986680031" calcext:value-type="float">
            <text:p>12624.6986680031</text:p>
          </table:table-cell>
          <table:table-cell/>
          <table:table-cell office:value-type="float" office:value="929.559239420935" calcext:value-type="float">
            <text:p>929.559239420935</text:p>
          </table:table-cell>
          <table:table-cell office:value-type="float" office:value="1685.46699990093" calcext:value-type="float">
            <text:p>1685.46699990093</text:p>
          </table:table-cell>
          <table:table-cell office:value-type="string" calcext:value-type="string">
            <text:p>2020-10-23_20-00-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3266.3842525482" calcext:value-type="float">
            <text:p>23266.3842525482</text:p>
          </table:table-cell>
          <table:table-cell/>
          <table:table-cell office:value-type="float" office:value="2142.08603402861" calcext:value-type="float">
            <text:p>2142.08603402861</text:p>
          </table:table-cell>
          <table:table-cell office:value-type="float" office:value="3629.0856161574" calcext:value-type="float">
            <text:p>3629.0856161574</text:p>
          </table:table-cell>
          <table:table-cell office:value-type="string" calcext:value-type="string">
            <text:p>2020-10-28_23-07-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008.7058918476" calcext:value-type="float">
            <text:p>17008.7058918476</text:p>
          </table:table-cell>
          <table:table-cell office:value-type="float" office:value="3" calcext:value-type="float">
            <text:p>3</text:p>
          </table:table-cell>
          <table:table-cell office:value-type="float" office:value="1080.71035969346" calcext:value-type="float">
            <text:p>1080.71035969346</text:p>
          </table:table-cell>
          <table:table-cell office:value-type="float" office:value="1172.06631235503" calcext:value-type="float">
            <text:p>1172.06631235503</text:p>
          </table:table-cell>
          <table:table-cell office:value-type="string" calcext:value-type="string">
            <text:p>2020-10-25_09-54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52.82608032227" calcext:value-type="float">
            <text:p>3252.82608032227</text:p>
          </table:table-cell>
          <table:table-cell office:value-type="float" office:value="3" calcext:value-type="float">
            <text:p>3</text:p>
          </table:table-cell>
          <table:table-cell office:value-type="float" office:value="1497.05891594721" calcext:value-type="float">
            <text:p>1497.05891594721</text:p>
          </table:table-cell>
          <table:table-cell office:value-type="float" office:value="1934.7677895848" calcext:value-type="float">
            <text:p>1934.7677895848</text:p>
          </table:table-cell>
          <table:table-cell office:value-type="string" calcext:value-type="string">
            <text:p>2020-10-27_14-44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3528.87810707092" calcext:value-type="float">
            <text:p>3528.87810707092</text:p>
          </table:table-cell>
          <table:table-cell/>
          <table:table-cell office:value-type="float" office:value="3076.73465563419" calcext:value-type="float">
            <text:p>3076.73465563419</text:p>
          </table:table-cell>
          <table:table-cell office:value-type="float" office:value="3607.49263238659" calcext:value-type="float">
            <text:p>3607.49263238659</text:p>
          </table:table-cell>
          <table:table-cell office:value-type="string" calcext:value-type="string">
            <text:p>2020-10-18_16-26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510.3680939674" calcext:value-type="float">
            <text:p>25510.3680939674</text:p>
          </table:table-cell>
          <table:table-cell office:value-type="float" office:value="3" calcext:value-type="float">
            <text:p>3</text:p>
          </table:table-cell>
          <table:table-cell office:value-type="float" office:value="4633.97857868245" calcext:value-type="float">
            <text:p>4633.97857868245</text:p>
          </table:table-cell>
          <table:table-cell office:value-type="float" office:value="5065.87391617718" calcext:value-type="float">
            <text:p>5065.87391617718</text:p>
          </table:table-cell>
          <table:table-cell office:value-type="string" calcext:value-type="string">
            <text:p>2020-10-19_08-14-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567.361818552" calcext:value-type="float">
            <text:p>11567.361818552</text:p>
          </table:table-cell>
          <table:table-cell office:value-type="float" office:value="3" calcext:value-type="float">
            <text:p>3</text:p>
          </table:table-cell>
          <table:table-cell office:value-type="float" office:value="989.8341011978" calcext:value-type="float">
            <text:p>989.8341011978</text:p>
          </table:table-cell>
          <table:table-cell office:value-type="float" office:value="2974.22377041612" calcext:value-type="float">
            <text:p>2974.22377041612</text:p>
          </table:table-cell>
          <table:table-cell office:value-type="string" calcext:value-type="string">
            <text:p>2020-10-17_14-56-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226.8819835186" calcext:value-type="float">
            <text:p>4226.8819835186</text:p>
          </table:table-cell>
          <table:table-cell/>
          <table:table-cell office:value-type="float" office:value="1196.14040111743" calcext:value-type="float">
            <text:p>1196.14040111743</text:p>
          </table:table-cell>
          <table:table-cell office:value-type="float" office:value="1848.35316741484" calcext:value-type="float">
            <text:p>1848.35316741484</text:p>
          </table:table-cell>
          <table:table-cell office:value-type="string" calcext:value-type="string">
            <text:p>2020-10-23_10-21-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4397.42557644844" calcext:value-type="float">
            <text:p>4397.42557644844</text:p>
          </table:table-cell>
          <table:table-cell/>
          <table:table-cell office:value-type="float" office:value="2789.93720392821" calcext:value-type="float">
            <text:p>2789.93720392821</text:p>
          </table:table-cell>
          <table:table-cell office:value-type="float" office:value="3584.60469287228" calcext:value-type="float">
            <text:p>3584.60469287228</text:p>
          </table:table-cell>
          <table:table-cell office:value-type="string" calcext:value-type="string">
            <text:p>2020-10-26_20-12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389.29058790207" calcext:value-type="float">
            <text:p>7389.29058790207</text:p>
          </table:table-cell>
          <table:table-cell office:value-type="float" office:value="3" calcext:value-type="float">
            <text:p>3</text:p>
          </table:table-cell>
          <table:table-cell office:value-type="float" office:value="1415.39946833239" calcext:value-type="float">
            <text:p>1415.39946833239</text:p>
          </table:table-cell>
          <table:table-cell office:value-type="float" office:value="2517.35333883733" calcext:value-type="float">
            <text:p>2517.35333883733</text:p>
          </table:table-cell>
          <table:table-cell office:value-type="string" calcext:value-type="string">
            <text:p>2020-10-23_23-31-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4980.4784793854" calcext:value-type="float">
            <text:p>14980.4784793854</text:p>
          </table:table-cell>
          <table:table-cell/>
          <table:table-cell office:value-type="float" office:value="1167.77157408838" calcext:value-type="float">
            <text:p>1167.77157408838</text:p>
          </table:table-cell>
          <table:table-cell office:value-type="float" office:value="1432.81379675459" calcext:value-type="float">
            <text:p>1432.81379675459</text:p>
          </table:table-cell>
          <table:table-cell office:value-type="string" calcext:value-type="string">
            <text:p>2020-10-26_13-21-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83.74389052391" calcext:value-type="float">
            <text:p>2883.74389052391</text:p>
          </table:table-cell>
          <table:table-cell/>
          <table:table-cell office:value-type="float" office:value="2715.52705723406" calcext:value-type="float">
            <text:p>2715.52705723406</text:p>
          </table:table-cell>
          <table:table-cell office:value-type="float" office:value="3429.34338397964" calcext:value-type="float">
            <text:p>3429.34338397964</text:p>
          </table:table-cell>
          <table:table-cell office:value-type="string" calcext:value-type="string">
            <text:p>2020-10-28_12-24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516.8270452023" calcext:value-type="float">
            <text:p>22516.8270452023</text:p>
          </table:table-cell>
          <table:table-cell office:value-type="float" office:value="1" calcext:value-type="float">
            <text:p>1</text:p>
          </table:table-cell>
          <table:table-cell office:value-type="float" office:value="2642.34570165662" calcext:value-type="float">
            <text:p>2642.34570165662</text:p>
          </table:table-cell>
          <table:table-cell office:value-type="float" office:value="3717.60623827372" calcext:value-type="float">
            <text:p>3717.60623827372</text:p>
          </table:table-cell>
          <table:table-cell office:value-type="string" calcext:value-type="string">
            <text:p>2020-10-18_17-27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6762.4149656296" calcext:value-type="float">
            <text:p>16762.4149656296</text:p>
          </table:table-cell>
          <table:table-cell/>
          <table:table-cell office:value-type="float" office:value="1440.66628269556" calcext:value-type="float">
            <text:p>1440.66628269556</text:p>
          </table:table-cell>
          <table:table-cell office:value-type="float" office:value="1569.42694304967" calcext:value-type="float">
            <text:p>1569.42694304967</text:p>
          </table:table-cell>
          <table:table-cell office:value-type="string" calcext:value-type="string">
            <text:p>2020-10-23_01-36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626.3447520733" calcext:value-type="float">
            <text:p>16626.3447520733</text:p>
          </table:table-cell>
          <table:table-cell office:value-type="float" office:value="1" calcext:value-type="float">
            <text:p>1</text:p>
          </table:table-cell>
          <table:table-cell office:value-type="float" office:value="988.862718127925" calcext:value-type="float">
            <text:p>988.862718127925</text:p>
          </table:table-cell>
          <table:table-cell office:value-type="float" office:value="1195.00866893244" calcext:value-type="float">
            <text:p>1195.00866893244</text:p>
          </table:table-cell>
          <table:table-cell office:value-type="string" calcext:value-type="string">
            <text:p>2020-10-24_13-42-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723.5721538067" calcext:value-type="float">
            <text:p>11723.5721538067</text:p>
          </table:table-cell>
          <table:table-cell/>
          <table:table-cell office:value-type="float" office:value="2495.03528547356" calcext:value-type="float">
            <text:p>2495.03528547356</text:p>
          </table:table-cell>
          <table:table-cell office:value-type="float" office:value="2507.9107065306" calcext:value-type="float">
            <text:p>2507.9107065306</text:p>
          </table:table-cell>
          <table:table-cell office:value-type="string" calcext:value-type="string">
            <text:p>2020-10-18_01-24-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5478.19654273987" calcext:value-type="float">
            <text:p>5478.19654273987</text:p>
          </table:table-cell>
          <table:table-cell/>
          <table:table-cell office:value-type="float" office:value="3088.21929202379" calcext:value-type="float">
            <text:p>3088.21929202379</text:p>
          </table:table-cell>
          <table:table-cell office:value-type="float" office:value="4097.36625612777" calcext:value-type="float">
            <text:p>4097.36625612777</text:p>
          </table:table-cell>
          <table:table-cell office:value-type="string" calcext:value-type="string">
            <text:p>2020-10-22_01-20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90.1668348312" calcext:value-type="float">
            <text:p>17690.1668348312</text:p>
          </table:table-cell>
          <table:table-cell office:value-type="float" office:value="3" calcext:value-type="float">
            <text:p>3</text:p>
          </table:table-cell>
          <table:table-cell office:value-type="float" office:value="1556.60800760828" calcext:value-type="float">
            <text:p>1556.60800760828</text:p>
          </table:table-cell>
          <table:table-cell office:value-type="float" office:value="1689.10037883614" calcext:value-type="float">
            <text:p>1689.10037883614</text:p>
          </table:table-cell>
          <table:table-cell office:value-type="string" calcext:value-type="string">
            <text:p>2020-10-20_05-56-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144.0198755264" calcext:value-type="float">
            <text:p>10144.0198755264</text:p>
          </table:table-cell>
          <table:table-cell/>
          <table:table-cell office:value-type="float" office:value="2423.00012102737" calcext:value-type="float">
            <text:p>2423.00012102737</text:p>
          </table:table-cell>
          <table:table-cell office:value-type="float" office:value="3218.46877960735" calcext:value-type="float">
            <text:p>3218.46877960735</text:p>
          </table:table-cell>
          <table:table-cell office:value-type="string" calcext:value-type="string">
            <text:p>2020-10-19_22-23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2722.3028731346" calcext:value-type="float">
            <text:p>22722.3028731346</text:p>
          </table:table-cell>
          <table:table-cell/>
          <table:table-cell office:value-type="float" office:value="2309.20211071987" calcext:value-type="float">
            <text:p>2309.20211071987</text:p>
          </table:table-cell>
          <table:table-cell office:value-type="float" office:value="3709.63789753894" calcext:value-type="float">
            <text:p>3709.63789753894</text:p>
          </table:table-cell>
          <table:table-cell office:value-type="string" calcext:value-type="string">
            <text:p>2020-10-25_17-51-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28.46427249908" calcext:value-type="float">
            <text:p>4028.46427249908</text:p>
          </table:table-cell>
          <table:table-cell office:value-type="float" office:value="3" calcext:value-type="float">
            <text:p>3</text:p>
          </table:table-cell>
          <table:table-cell office:value-type="float" office:value="1424.9772181848" calcext:value-type="float">
            <text:p>1424.9772181848</text:p>
          </table:table-cell>
          <table:table-cell office:value-type="float" office:value="1765.89907573647" calcext:value-type="float">
            <text:p>1765.89907573647</text:p>
          </table:table-cell>
          <table:table-cell office:value-type="string" calcext:value-type="string">
            <text:p>2020-10-19_20-11-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6770.4670755863" calcext:value-type="float">
            <text:p>16770.4670755863</text:p>
          </table:table-cell>
          <table:table-cell/>
          <table:table-cell office:value-type="float" office:value="2869.47020503496" calcext:value-type="float">
            <text:p>2869.47020503496</text:p>
          </table:table-cell>
          <table:table-cell office:value-type="float" office:value="3803.97365287986" calcext:value-type="float">
            <text:p>3803.97365287986</text:p>
          </table:table-cell>
          <table:table-cell office:value-type="string" calcext:value-type="string">
            <text:p>2020-10-20_01-14-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211.43405508995" calcext:value-type="float">
            <text:p>4211.43405508995</text:p>
          </table:table-cell>
          <table:table-cell/>
          <table:table-cell office:value-type="float" office:value="4571.60010626229" calcext:value-type="float">
            <text:p>4571.60010626229</text:p>
          </table:table-cell>
          <table:table-cell office:value-type="float" office:value="6136.43699492152" calcext:value-type="float">
            <text:p>6136.43699492152</text:p>
          </table:table-cell>
          <table:table-cell office:value-type="string" calcext:value-type="string">
            <text:p>2020-10-25_08-43-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553.3743937016" calcext:value-type="float">
            <text:p>12553.3743937016</text:p>
          </table:table-cell>
          <table:table-cell/>
          <table:table-cell office:value-type="float" office:value="2035.50647380557" calcext:value-type="float">
            <text:p>2035.50647380557</text:p>
          </table:table-cell>
          <table:table-cell office:value-type="float" office:value="2168.64338976488" calcext:value-type="float">
            <text:p>2168.64338976488</text:p>
          </table:table-cell>
          <table:table-cell office:value-type="string" calcext:value-type="string">
            <text:p>2020-10-27_17-23-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7516.1747162342" calcext:value-type="float">
            <text:p>17516.1747162342</text:p>
          </table:table-cell>
          <table:table-cell office:value-type="float" office:value="3" calcext:value-type="float">
            <text:p>3</text:p>
          </table:table-cell>
          <table:table-cell office:value-type="float" office:value="1452.64913968325" calcext:value-type="float">
            <text:p>1452.64913968325</text:p>
          </table:table-cell>
          <table:table-cell office:value-type="float" office:value="1635.84945656792" calcext:value-type="float">
            <text:p>1635.84945656792</text:p>
          </table:table-cell>
          <table:table-cell office:value-type="string" calcext:value-type="string">
            <text:p>2020-10-18_11-34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953.2106494904" calcext:value-type="float">
            <text:p>25953.2106494904</text:p>
          </table:table-cell>
          <table:table-cell/>
          <table:table-cell office:value-type="float" office:value="3197.32163693403" calcext:value-type="float">
            <text:p>3197.32163693403</text:p>
          </table:table-cell>
          <table:table-cell office:value-type="float" office:value="3479.36156143878" calcext:value-type="float">
            <text:p>3479.36156143878</text:p>
          </table:table-cell>
          <table:table-cell office:value-type="string" calcext:value-type="string">
            <text:p>2020-10-20_20-24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43.66856503487" calcext:value-type="float">
            <text:p>2743.66856503487</text:p>
          </table:table-cell>
          <table:table-cell office:value-type="float" office:value="1" calcext:value-type="float">
            <text:p>1</text:p>
          </table:table-cell>
          <table:table-cell office:value-type="float" office:value="2929.97891438562" calcext:value-type="float">
            <text:p>2929.97891438562</text:p>
          </table:table-cell>
          <table:table-cell office:value-type="float" office:value="3685.29209665132" calcext:value-type="float">
            <text:p>3685.29209665132</text:p>
          </table:table-cell>
          <table:table-cell office:value-type="string" calcext:value-type="string">
            <text:p>2020-10-29_05-35-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7362.9494786263" calcext:value-type="float">
            <text:p>17362.9494786263</text:p>
          </table:table-cell>
          <table:table-cell office:value-type="float" office:value="3" calcext:value-type="float">
            <text:p>3</text:p>
          </table:table-cell>
          <table:table-cell office:value-type="float" office:value="3756.03820510134" calcext:value-type="float">
            <text:p>3756.03820510134</text:p>
          </table:table-cell>
          <table:table-cell office:value-type="float" office:value="4511.20256670258" calcext:value-type="float">
            <text:p>4511.20256670258</text:p>
          </table:table-cell>
          <table:table-cell office:value-type="string" calcext:value-type="string">
            <text:p>2020-10-19_15-22-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3257.4718995094" calcext:value-type="float">
            <text:p>13257.4718995094</text:p>
          </table:table-cell>
          <table:table-cell office:value-type="float" office:value="1" calcext:value-type="float">
            <text:p>1</text:p>
          </table:table-cell>
          <table:table-cell office:value-type="float" office:value="1936.1310919805" calcext:value-type="float">
            <text:p>1936.1310919805</text:p>
          </table:table-cell>
          <table:table-cell office:value-type="float" office:value="2087.73252312794" calcext:value-type="float">
            <text:p>2087.73252312794</text:p>
          </table:table-cell>
          <table:table-cell office:value-type="string" calcext:value-type="string">
            <text:p>2020-10-25_03-14-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843.16265439987" calcext:value-type="float">
            <text:p>2843.16265439987</text:p>
          </table:table-cell>
          <table:table-cell office:value-type="float" office:value="3" calcext:value-type="float">
            <text:p>3</text:p>
          </table:table-cell>
          <table:table-cell office:value-type="float" office:value="1686.26546782336" calcext:value-type="float">
            <text:p>1686.26546782336</text:p>
          </table:table-cell>
          <table:table-cell office:value-type="float" office:value="1795.20747023273" calcext:value-type="float">
            <text:p>1795.20747023273</text:p>
          </table:table-cell>
          <table:table-cell office:value-type="string" calcext:value-type="string">
            <text:p>2020-10-26_03-48-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711.44862484932" calcext:value-type="float">
            <text:p>2711.44862484932</text:p>
          </table:table-cell>
          <table:table-cell/>
          <table:table-cell office:value-type="float" office:value="2733.18462960757" calcext:value-type="float">
            <text:p>2733.18462960757</text:p>
          </table:table-cell>
          <table:table-cell office:value-type="float" office:value="3519.56107764533" calcext:value-type="float">
            <text:p>3519.56107764533</text:p>
          </table:table-cell>
          <table:table-cell office:value-type="string" calcext:value-type="string">
            <text:p>2020-10-25_06-55-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04.52800607681" calcext:value-type="float">
            <text:p>2804.52800607681</text:p>
          </table:table-cell>
          <table:table-cell office:value-type="float" office:value="3" calcext:value-type="float">
            <text:p>3</text:p>
          </table:table-cell>
          <table:table-cell office:value-type="float" office:value="1615.67097576179" calcext:value-type="float">
            <text:p>1615.67097576179</text:p>
          </table:table-cell>
          <table:table-cell office:value-type="float" office:value="1624.69894607754" calcext:value-type="float">
            <text:p>1624.69894607754</text:p>
          </table:table-cell>
          <table:table-cell office:value-type="string" calcext:value-type="string">
            <text:p>2020-10-27_20-52-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433.80779719353" calcext:value-type="float">
            <text:p>3433.80779719353</text:p>
          </table:table-cell>
          <table:table-cell office:value-type="float" office:value="1" calcext:value-type="float">
            <text:p>1</text:p>
          </table:table-cell>
          <table:table-cell office:value-type="float" office:value="914.063858317101" calcext:value-type="float">
            <text:p>914.063858317101</text:p>
          </table:table-cell>
          <table:table-cell office:value-type="float" office:value="1053.73880043022" calcext:value-type="float">
            <text:p>1053.73880043022</text:p>
          </table:table-cell>
          <table:table-cell office:value-type="string" calcext:value-type="string">
            <text:p>2020-10-26_04-36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490.8223187923" calcext:value-type="float">
            <text:p>10490.8223187923</text:p>
          </table:table-cell>
          <table:table-cell/>
          <table:table-cell office:value-type="float" office:value="2850.20806246371" calcext:value-type="float">
            <text:p>2850.20806246371</text:p>
          </table:table-cell>
          <table:table-cell office:value-type="float" office:value="3753.3016292301" calcext:value-type="float">
            <text:p>3753.3016292301</text:p>
          </table:table-cell>
          <table:table-cell office:value-type="string" calcext:value-type="string">
            <text:p>2020-10-28_07-17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96.92023062706" calcext:value-type="float">
            <text:p>3396.92023062706</text:p>
          </table:table-cell>
          <table:table-cell/>
          <table:table-cell office:value-type="float" office:value="3357.60729222172" calcext:value-type="float">
            <text:p>3357.60729222172</text:p>
          </table:table-cell>
          <table:table-cell office:value-type="float" office:value="3406.3082493171" calcext:value-type="float">
            <text:p>3406.3082493171</text:p>
          </table:table-cell>
          <table:table-cell office:value-type="string" calcext:value-type="string">
            <text:p>2020-10-25_16-53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95.29127931595" calcext:value-type="float">
            <text:p>2495.29127931595</text:p>
          </table:table-cell>
          <table:table-cell/>
          <table:table-cell office:value-type="float" office:value="1373.77328039504" calcext:value-type="float">
            <text:p>1373.77328039504</text:p>
          </table:table-cell>
          <table:table-cell office:value-type="float" office:value="1583.37674674253" calcext:value-type="float">
            <text:p>1583.37674674253</text:p>
          </table:table-cell>
          <table:table-cell office:value-type="string" calcext:value-type="string">
            <text:p>2020-10-24_21-42-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9955.9185569286" calcext:value-type="float">
            <text:p>19955.9185569286</text:p>
          </table:table-cell>
          <table:table-cell/>
          <table:table-cell office:value-type="float" office:value="3034.39145334265" calcext:value-type="float">
            <text:p>3034.39145334265</text:p>
          </table:table-cell>
          <table:table-cell office:value-type="float" office:value="4588.93022164428" calcext:value-type="float">
            <text:p>4588.93022164428</text:p>
          </table:table-cell>
          <table:table-cell office:value-type="string" calcext:value-type="string">
            <text:p>2020-10-23_14-26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45.24687027931" calcext:value-type="float">
            <text:p>3345.24687027931</text:p>
          </table:table-cell>
          <table:table-cell/>
          <table:table-cell office:value-type="float" office:value="1681.98474484793" calcext:value-type="float">
            <text:p>1681.98474484793</text:p>
          </table:table-cell>
          <table:table-cell office:value-type="float" office:value="1849.12635872705" calcext:value-type="float">
            <text:p>1849.12635872705</text:p>
          </table:table-cell>
          <table:table-cell office:value-type="string" calcext:value-type="string">
            <text:p>2020-10-23_13-28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67.01766490936" calcext:value-type="float">
            <text:p>2667.01766490936</text:p>
          </table:table-cell>
          <table:table-cell/>
          <table:table-cell office:value-type="float" office:value="2114.83672849265" calcext:value-type="float">
            <text:p>2114.83672849265</text:p>
          </table:table-cell>
          <table:table-cell office:value-type="float" office:value="2263.57413461215" calcext:value-type="float">
            <text:p>2263.57413461215</text:p>
          </table:table-cell>
          <table:table-cell office:value-type="string" calcext:value-type="string">
            <text:p>2020-10-26_03-04-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781.15197277069" calcext:value-type="float">
            <text:p>8781.15197277069</text:p>
          </table:table-cell>
          <table:table-cell/>
          <table:table-cell office:value-type="float" office:value="3851.72668894745" calcext:value-type="float">
            <text:p>3851.72668894745</text:p>
          </table:table-cell>
          <table:table-cell office:value-type="float" office:value="4165.88329930234" calcext:value-type="float">
            <text:p>4165.88329930234</text:p>
          </table:table-cell>
          <table:table-cell office:value-type="string" calcext:value-type="string">
            <text:p>2020-10-19_04-03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173.46204638481" calcext:value-type="float">
            <text:p>3173.46204638481</text:p>
          </table:table-cell>
          <table:table-cell/>
          <table:table-cell office:value-type="float" office:value="1529.09381561095" calcext:value-type="float">
            <text:p>1529.09381561095</text:p>
          </table:table-cell>
          <table:table-cell office:value-type="float" office:value="2158.23272638887" calcext:value-type="float">
            <text:p>2158.23272638887</text:p>
          </table:table-cell>
          <table:table-cell office:value-type="string" calcext:value-type="string">
            <text:p>2020-10-28_20-16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508.8877763748" calcext:value-type="float">
            <text:p>15508.8877763748</text:p>
          </table:table-cell>
          <table:table-cell office:value-type="float" office:value="3" calcext:value-type="float">
            <text:p>3</text:p>
          </table:table-cell>
          <table:table-cell office:value-type="float" office:value="1614.96186011621" calcext:value-type="float">
            <text:p>1614.96186011621</text:p>
          </table:table-cell>
          <table:table-cell office:value-type="float" office:value="2561.87125720562" calcext:value-type="float">
            <text:p>2561.87125720562</text:p>
          </table:table-cell>
          <table:table-cell office:value-type="string" calcext:value-type="string">
            <text:p>2020-10-18_23-44-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36.60116171837" calcext:value-type="float">
            <text:p>4036.60116171837</text:p>
          </table:table-cell>
          <table:table-cell/>
          <table:table-cell office:value-type="float" office:value="1498.44502787006" calcext:value-type="float">
            <text:p>1498.44502787006</text:p>
          </table:table-cell>
          <table:table-cell office:value-type="float" office:value="1560.32484071795" calcext:value-type="float">
            <text:p>1560.32484071795</text:p>
          </table:table-cell>
          <table:table-cell office:value-type="string" calcext:value-type="string">
            <text:p>2020-10-22_03-29-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945.06234073639" calcext:value-type="float">
            <text:p>6945.06234073639</text:p>
          </table:table-cell>
          <table:table-cell office:value-type="float" office:value="3" calcext:value-type="float">
            <text:p>3</text:p>
          </table:table-cell>
          <table:table-cell office:value-type="float" office:value="1613.27793552671" calcext:value-type="float">
            <text:p>1613.27793552671</text:p>
          </table:table-cell>
          <table:table-cell office:value-type="float" office:value="1613.42981314834" calcext:value-type="float">
            <text:p>1613.42981314834</text:p>
          </table:table-cell>
          <table:table-cell office:value-type="string" calcext:value-type="string">
            <text:p>2020-10-23_11-32-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256.88052225113" calcext:value-type="float">
            <text:p>3256.88052225113</text:p>
          </table:table-cell>
          <table:table-cell/>
          <table:table-cell office:value-type="float" office:value="2503.0065211287" calcext:value-type="float">
            <text:p>2503.0065211287</text:p>
          </table:table-cell>
          <table:table-cell office:value-type="float" office:value="2755.2016595427" calcext:value-type="float">
            <text:p>2755.2016595427</text:p>
          </table:table-cell>
          <table:table-cell office:value-type="string" calcext:value-type="string">
            <text:p>2020-10-28_02-51-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954.26352262497" calcext:value-type="float">
            <text:p>2954.26352262497</text:p>
          </table:table-cell>
          <table:table-cell/>
          <table:table-cell office:value-type="float" office:value="1221.93085606221" calcext:value-type="float">
            <text:p>1221.93085606221</text:p>
          </table:table-cell>
          <table:table-cell office:value-type="float" office:value="1658.25286279013" calcext:value-type="float">
            <text:p>1658.25286279013</text:p>
          </table:table-cell>
          <table:table-cell office:value-type="string" calcext:value-type="string">
            <text:p>2020-10-27_15-38-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74.42192864418" calcext:value-type="float">
            <text:p>3974.42192864418</text:p>
          </table:table-cell>
          <table:table-cell office:value-type="float" office:value="1" calcext:value-type="float">
            <text:p>1</text:p>
          </table:table-cell>
          <table:table-cell office:value-type="float" office:value="1399.6719598142" calcext:value-type="float">
            <text:p>1399.6719598142</text:p>
          </table:table-cell>
          <table:table-cell office:value-type="float" office:value="2024.00689694057" calcext:value-type="float">
            <text:p>2024.00689694057</text:p>
          </table:table-cell>
          <table:table-cell office:value-type="string" calcext:value-type="string">
            <text:p>2020-10-24_01-34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958.38394618034" calcext:value-type="float">
            <text:p>4958.38394618034</text:p>
          </table:table-cell>
          <table:table-cell/>
          <table:table-cell office:value-type="float" office:value="1794.65687231541" calcext:value-type="float">
            <text:p>1794.65687231541</text:p>
          </table:table-cell>
          <table:table-cell office:value-type="float" office:value="1859.10789957576" calcext:value-type="float">
            <text:p>1859.10789957576</text:p>
          </table:table-cell>
          <table:table-cell office:value-type="string" calcext:value-type="string">
            <text:p>2020-10-22_09-55-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41.2307627201" calcext:value-type="float">
            <text:p>15141.2307627201</text:p>
          </table:table-cell>
          <table:table-cell office:value-type="float" office:value="1" calcext:value-type="float">
            <text:p>1</text:p>
          </table:table-cell>
          <table:table-cell office:value-type="float" office:value="891.410205423143" calcext:value-type="float">
            <text:p>891.410205423143</text:p>
          </table:table-cell>
          <table:table-cell office:value-type="float" office:value="1111.05827289601" calcext:value-type="float">
            <text:p>1111.05827289601</text:p>
          </table:table-cell>
          <table:table-cell office:value-type="string" calcext:value-type="string">
            <text:p>2020-10-20_16-09-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136.23031783104" calcext:value-type="float">
            <text:p>6136.23031783104</text:p>
          </table:table-cell>
          <table:table-cell office:value-type="float" office:value="3" calcext:value-type="float">
            <text:p>3</text:p>
          </table:table-cell>
          <table:table-cell office:value-type="float" office:value="1076.88213350366" calcext:value-type="float">
            <text:p>1076.88213350366</text:p>
          </table:table-cell>
          <table:table-cell office:value-type="float" office:value="1783.47450081713" calcext:value-type="float">
            <text:p>1783.47450081713</text:p>
          </table:table-cell>
          <table:table-cell office:value-type="string" calcext:value-type="string">
            <text:p>2020-10-19_06-29-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273.08035898209" calcext:value-type="float">
            <text:p>3273.08035898209</text:p>
          </table:table-cell>
          <table:table-cell office:value-type="float" office:value="1" calcext:value-type="float">
            <text:p>1</text:p>
          </table:table-cell>
          <table:table-cell office:value-type="float" office:value="1680.92014890714" calcext:value-type="float">
            <text:p>1680.92014890714</text:p>
          </table:table-cell>
          <table:table-cell office:value-type="float" office:value="2117.51656732069" calcext:value-type="float">
            <text:p>2117.51656732069</text:p>
          </table:table-cell>
          <table:table-cell office:value-type="string" calcext:value-type="string">
            <text:p>2020-10-21_21-04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563.9107086658" calcext:value-type="float">
            <text:p>10563.9107086658</text:p>
          </table:table-cell>
          <table:table-cell/>
          <table:table-cell office:value-type="float" office:value="2790.11704448841" calcext:value-type="float">
            <text:p>2790.11704448841</text:p>
          </table:table-cell>
          <table:table-cell office:value-type="float" office:value="3452.10192625407" calcext:value-type="float">
            <text:p>3452.10192625407</text:p>
          </table:table-cell>
          <table:table-cell office:value-type="string" calcext:value-type="string">
            <text:p>2020-10-24_22-24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40.0928575993" calcext:value-type="float">
            <text:p>14640.0928575993</text:p>
          </table:table-cell>
          <table:table-cell office:value-type="float" office:value="3" calcext:value-type="float">
            <text:p>3</text:p>
          </table:table-cell>
          <table:table-cell office:value-type="float" office:value="1532.98708836741" calcext:value-type="float">
            <text:p>1532.98708836741</text:p>
          </table:table-cell>
          <table:table-cell office:value-type="float" office:value="3321.97610150659" calcext:value-type="float">
            <text:p>3321.97610150659</text:p>
          </table:table-cell>
          <table:table-cell office:value-type="string" calcext:value-type="string">
            <text:p>2020-10-23_06-17-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759.0370817184" calcext:value-type="float">
            <text:p>22759.0370817184</text:p>
          </table:table-cell>
          <table:table-cell/>
          <table:table-cell office:value-type="float" office:value="2201.6753666936" calcext:value-type="float">
            <text:p>2201.6753666936</text:p>
          </table:table-cell>
          <table:table-cell office:value-type="float" office:value="3409.69577480245" calcext:value-type="float">
            <text:p>3409.69577480245</text:p>
          </table:table-cell>
          <table:table-cell office:value-type="string" calcext:value-type="string">
            <text:p>2020-10-18_04-42-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06.7501971722" calcext:value-type="float">
            <text:p>15006.7501971722</text:p>
          </table:table-cell>
          <table:table-cell office:value-type="float" office:value="3" calcext:value-type="float">
            <text:p>3</text:p>
          </table:table-cell>
          <table:table-cell office:value-type="float" office:value="4374.70446823792" calcext:value-type="float">
            <text:p>4374.70446823792</text:p>
          </table:table-cell>
          <table:table-cell office:value-type="float" office:value="5212.5137241036" calcext:value-type="float">
            <text:p>5212.5137241036</text:p>
          </table:table-cell>
          <table:table-cell office:value-type="string" calcext:value-type="string">
            <text:p>2020-10-27_01-33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64.38043403625" calcext:value-type="float">
            <text:p>1964.38043403625</text:p>
          </table:table-cell>
          <table:table-cell/>
          <table:table-cell office:value-type="float" office:value="1580.29509067698" calcext:value-type="float">
            <text:p>1580.29509067698</text:p>
          </table:table-cell>
          <table:table-cell office:value-type="float" office:value="2071.49182174999" calcext:value-type="float">
            <text:p>2071.49182174999</text:p>
          </table:table-cell>
          <table:table-cell office:value-type="string" calcext:value-type="string">
            <text:p>2020-10-18_11-01-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302.09206986427" calcext:value-type="float">
            <text:p>2302.09206986427</text:p>
          </table:table-cell>
          <table:table-cell office:value-type="float" office:value="1" calcext:value-type="float">
            <text:p>1</text:p>
          </table:table-cell>
          <table:table-cell office:value-type="float" office:value="3046.49365404608" calcext:value-type="float">
            <text:p>3046.49365404608</text:p>
          </table:table-cell>
          <table:table-cell office:value-type="float" office:value="3717.04066818626" calcext:value-type="float">
            <text:p>3717.04066818626</text:p>
          </table:table-cell>
          <table:table-cell office:value-type="string" calcext:value-type="string">
            <text:p>2020-10-22_02-51-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021.0889918804" calcext:value-type="float">
            <text:p>30021.0889918804</text:p>
          </table:table-cell>
          <table:table-cell/>
          <table:table-cell office:value-type="float" office:value="3047.01582057939" calcext:value-type="float">
            <text:p>3047.01582057939</text:p>
          </table:table-cell>
          <table:table-cell office:value-type="float" office:value="4749.23478153912" calcext:value-type="float">
            <text:p>4749.23478153912</text:p>
          </table:table-cell>
          <table:table-cell office:value-type="string" calcext:value-type="string">
            <text:p>2020-10-21_03-39-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700.04680848122" calcext:value-type="float">
            <text:p>7700.04680848122</text:p>
          </table:table-cell>
          <table:table-cell office:value-type="float" office:value="3" calcext:value-type="float">
            <text:p>3</text:p>
          </table:table-cell>
          <table:table-cell office:value-type="float" office:value="1380.81544688336" calcext:value-type="float">
            <text:p>1380.81544688336</text:p>
          </table:table-cell>
          <table:table-cell office:value-type="float" office:value="1623.89393206727" calcext:value-type="float">
            <text:p>1623.89393206727</text:p>
          </table:table-cell>
          <table:table-cell office:value-type="string" calcext:value-type="string">
            <text:p>2020-10-24_19-34-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569.5586693287" calcext:value-type="float">
            <text:p>19569.5586693287</text:p>
          </table:table-cell>
          <table:table-cell/>
          <table:table-cell office:value-type="float" office:value="2934.73973416341" calcext:value-type="float">
            <text:p>2934.73973416341</text:p>
          </table:table-cell>
          <table:table-cell office:value-type="float" office:value="4612.19587683091" calcext:value-type="float">
            <text:p>4612.19587683091</text:p>
          </table:table-cell>
          <table:table-cell office:value-type="string" calcext:value-type="string">
            <text:p>2020-10-24_02-43-08</text:p>
          </table:table-cell>
          <table:table-cell table:number-columns-repeated="1007"/>
        </table:table-row>
        <table:table-row table:style-name="ro1" table:number-rows-repeated="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tion size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ce20"/>
        <table:table-column table:style-name="co21" table:default-cell-style-name="ce20"/>
        <table:table-column table:style-name="co22" table:default-cell-style-name="Default"/>
        <table:table-column table:style-name="co20" table:default-cell-style-name="ce20"/>
        <table:table-column table:style-name="co23" table:default-cell-style-name="ce21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population size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90" office:value-type="string" calcext:value-type="string">
            <text:p>h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float" office:value="100" calcext:value-type="float">
            <text:p>100</text:p>
          </table:table-cell>
          <table:table-cell table:style-name="ce19" office:value-type="float" office:value="3235.23196809545" calcext:value-type="float">
            <text:p>3235</text:p>
          </table:table-cell>
          <table:table-cell table:style-name="ce30" office:value-type="float" office:value="5233.19277756565" calcext:value-type="float">
            <text:p>5233</text:p>
          </table:table-cell>
          <table:table-cell table:style-name="ce54" office:value-type="float" office:value="6" calcext:value-type="float">
            <text:p>6</text:p>
          </table:table-cell>
          <table:table-cell table:style-name="ce81" office:value-type="float" office:value="6699.3908894062" calcext:value-type="float">
            <text:p>6699</text:p>
          </table:table-cell>
          <table:table-cell table:formula="of:=[.F3]/3600" office:value-type="float" office:value="1.86094191372395" calcext:value-type="float">
            <text:p>1.9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200" calcext:value-type="float">
            <text:p>200</text:p>
          </table:table-cell>
          <table:table-cell table:style-name="ce22" office:value-type="float" office:value="2851.02877361345" calcext:value-type="float">
            <text:p>2851</text:p>
          </table:table-cell>
          <table:table-cell table:style-name="ce31" office:value-type="float" office:value="6136.43699492152" calcext:value-type="float">
            <text:p>6136</text:p>
          </table:table-cell>
          <table:table-cell table:style-name="ce55" office:value-type="float" office:value="8" calcext:value-type="float">
            <text:p>8</text:p>
          </table:table-cell>
          <table:table-cell table:style-name="ce86" office:value-type="float" office:value="7074.38698101044" calcext:value-type="float">
            <text:p>7074</text:p>
          </table:table-cell>
          <table:table-cell table:formula="of:=[.F4]/3600" office:value-type="float" office:value="1.96510749472512" calcext:value-type="float">
            <text:p>2.0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500" calcext:value-type="float">
            <text:p>500</text:p>
          </table:table-cell>
          <table:table-cell table:style-name="ce23" office:value-type="float" office:value="3027.28132846814" calcext:value-type="float">
            <text:p>3027</text:p>
          </table:table-cell>
          <table:table-cell table:style-name="ce32" office:value-type="float" office:value="5065.87391617718" calcext:value-type="float">
            <text:p>5066</text:p>
          </table:table-cell>
          <table:table-cell table:style-name="ce62" office:value-type="float" office:value="11" calcext:value-type="float">
            <text:p>11</text:p>
          </table:table-cell>
          <table:table-cell table:style-name="ce87" office:value-type="float" office:value="14306.8300099373" calcext:value-type="float">
            <text:p>14307</text:p>
          </table:table-cell>
          <table:table-cell table:formula="of:=[.F5]/3600" office:value-type="float" office:value="3.9741194472048" calcext:value-type="float">
            <text:p>4.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float" office:value="100" calcext:value-type="float">
            <text:p>100</text:p>
          </table:table-cell>
          <table:table-cell table:style-name="ce19" office:value-type="float" office:value="2523.7420959136" calcext:value-type="float">
            <text:p>2524</text:p>
          </table:table-cell>
          <table:table-cell table:style-name="ce30" office:value-type="float" office:value="3763.99080885826" calcext:value-type="float">
            <text:p>3764</text:p>
          </table:table-cell>
          <table:table-cell table:style-name="ce54" office:value-type="float" office:value="15" calcext:value-type="float">
            <text:p>15</text:p>
          </table:table-cell>
          <table:table-cell table:style-name="ce81" office:value-type="float" office:value="5223.68445444107" calcext:value-type="float">
            <text:p>5224</text:p>
          </table:table-cell>
          <table:table-cell table:formula="of:=[.F6]/3600" office:value-type="float" office:value="1.45102345956696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200" calcext:value-type="float">
            <text:p>200</text:p>
          </table:table-cell>
          <table:table-cell table:style-name="ce22" office:value-type="float" office:value="2696.4458189381" calcext:value-type="float">
            <text:p>2696</text:p>
          </table:table-cell>
          <table:table-cell table:style-name="ce31" office:value-type="float" office:value="3719.95944077674" calcext:value-type="float">
            <text:p>3720</text:p>
          </table:table-cell>
          <table:table-cell table:style-name="ce55" office:value-type="float" office:value="9" calcext:value-type="float">
            <text:p>9</text:p>
          </table:table-cell>
          <table:table-cell table:style-name="ce86" office:value-type="float" office:value="6777.73644089699" calcext:value-type="float">
            <text:p>6778</text:p>
          </table:table-cell>
          <table:table-cell table:formula="of:=[.F7]/3600" office:value-type="float" office:value="1.88270456691583" calcext:value-type="float">
            <text:p>1.9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500" calcext:value-type="float">
            <text:p>500</text:p>
          </table:table-cell>
          <table:table-cell table:style-name="ce23" office:value-type="float" office:value="3021.74393579147" calcext:value-type="float">
            <text:p>3022</text:p>
          </table:table-cell>
          <table:table-cell table:style-name="ce32" office:value-type="float" office:value="3753.3016292301" calcext:value-type="float">
            <text:p>3753</text:p>
          </table:table-cell>
          <table:table-cell table:style-name="ce62" office:value-type="float" office:value="13" calcext:value-type="float">
            <text:p>13</text:p>
          </table:table-cell>
          <table:table-cell table:style-name="ce87" office:value-type="float" office:value="15631.1807429974" calcext:value-type="float">
            <text:p>15631</text:p>
          </table:table-cell>
          <table:table-cell table:formula="of:=[.F8]/3600" office:value-type="float" office:value="4.34199465083261" calcext:value-type="float">
            <text:p>4.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float" office:value="100" calcext:value-type="float">
            <text:p>100</text:p>
          </table:table-cell>
          <table:table-cell table:style-name="ce19" office:value-type="float" office:value="2388.20020170363" calcext:value-type="float">
            <text:p>2388</text:p>
          </table:table-cell>
          <table:table-cell table:style-name="ce30" office:value-type="float" office:value="3883.44610436483" calcext:value-type="float">
            <text:p>3883</text:p>
          </table:table-cell>
          <table:table-cell table:style-name="ce54" office:value-type="float" office:value="13" calcext:value-type="float">
            <text:p>13</text:p>
          </table:table-cell>
          <table:table-cell table:style-name="ce81" office:value-type="float" office:value="5562.9738336343" calcext:value-type="float">
            <text:p>5563</text:p>
          </table:table-cell>
          <table:table-cell table:formula="of:=[.F9]/3600" office:value-type="float" office:value="1.54527050934286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200" calcext:value-type="float">
            <text:p>200</text:p>
          </table:table-cell>
          <table:table-cell table:style-name="ce22" office:value-type="float" office:value="3066.48798868806" calcext:value-type="float">
            <text:p>3066</text:p>
          </table:table-cell>
          <table:table-cell table:style-name="ce31" office:value-type="float" office:value="5148.98157216517" calcext:value-type="float">
            <text:p>5149</text:p>
          </table:table-cell>
          <table:table-cell table:style-name="ce55" office:value-type="float" office:value="10" calcext:value-type="float">
            <text:p>10</text:p>
          </table:table-cell>
          <table:table-cell table:style-name="ce86" office:value-type="float" office:value="11779.4163562536" calcext:value-type="float">
            <text:p>11779</text:p>
          </table:table-cell>
          <table:table-cell table:formula="of:=[.F10]/3600" office:value-type="float" office:value="3.27206009895934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500" calcext:value-type="float">
            <text:p>500</text:p>
          </table:table-cell>
          <table:table-cell table:style-name="ce23" office:value-type="float" office:value="2190.96566265491" calcext:value-type="float">
            <text:p>2191</text:p>
          </table:table-cell>
          <table:table-cell table:style-name="ce32" office:value-type="float" office:value="4749.23478153912" calcext:value-type="float">
            <text:p>4749</text:p>
          </table:table-cell>
          <table:table-cell table:style-name="ce62" office:value-type="float" office:value="11" calcext:value-type="float">
            <text:p>11</text:p>
          </table:table-cell>
          <table:table-cell table:style-name="ce87" office:value-type="float" office:value="19867.3798402006" calcext:value-type="float">
            <text:p>19867</text:p>
          </table:table-cell>
          <table:table-cell table:formula="of:=[.F11]/3600" office:value-type="float" office:value="5.51871662227794" calcext:value-type="float">
            <text:p>5.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formula="of:=[.F12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 of neurons" table:style-name="ta1">
        <table:table-column table:style-name="co19" table:default-cell-style-name="Default"/>
        <table:table-column table:style-name="co24" table:default-cell-style-name="Default"/>
        <table:table-column table:style-name="co25" table:default-cell-style-name="ce20"/>
        <table:table-column table:style-name="co26" table:default-cell-style-name="ce20"/>
        <table:table-column table:style-name="co27" table:default-cell-style-name="Default"/>
        <table:table-column table:style-name="co28" table:default-cell-style-name="ce20"/>
        <table:table-column table:style-name="co29" table:default-cell-style-name="ce21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number neurons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74" office:value-type="string" calcext:value-type="string">
            <text:p>h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float" office:value="2316.21621620839" calcext:value-type="float">
            <text:p>2316</text:p>
          </table:table-cell>
          <table:table-cell table:style-name="ce30" office:value-type="float" office:value="2517.35333883733" calcext:value-type="float">
            <text:p>2517</text:p>
          </table:table-cell>
          <table:table-cell table:style-name="ce54" office:value-type="float" office:value="5" calcext:value-type="float">
            <text:p>5</text:p>
          </table:table-cell>
          <table:table-cell table:style-name="ce81" office:value-type="float" office:value="6533.23914728165" calcext:value-type="float">
            <text:p>6533</text:p>
          </table:table-cell>
          <table:table-cell table:formula="of:=[.F3]/3600" office:value-type="float" office:value="1.81478865202268" calcext:value-type="float">
            <text:p>1.8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10" calcext:value-type="float">
            <text:p>10</text:p>
          </table:table-cell>
          <table:table-cell table:style-name="ce22" office:value-type="float" office:value="2084.28195798992" calcext:value-type="float">
            <text:p>2084</text:p>
          </table:table-cell>
          <table:table-cell table:style-name="ce31" office:value-type="float" office:value="2917.08357615944" calcext:value-type="float">
            <text:p>2917</text:p>
          </table:table-cell>
          <table:table-cell table:style-name="ce55" office:value-type="float" office:value="5" calcext:value-type="float">
            <text:p>5</text:p>
          </table:table-cell>
          <table:table-cell table:style-name="ce86" office:value-type="float" office:value="3936.64755163193" calcext:value-type="float">
            <text:p>3937</text:p>
          </table:table-cell>
          <table:table-cell table:formula="of:=[.F4]/3600" office:value-type="float" office:value="1.09351320878665" calcext:value-type="float">
            <text:p>1.1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20" calcext:value-type="float">
            <text:p>20</text:p>
          </table:table-cell>
          <table:table-cell table:style-name="ce22" office:value-type="float" office:value="3597.07057234678" calcext:value-type="float">
            <text:p>3597</text:p>
          </table:table-cell>
          <table:table-cell table:style-name="ce31" office:value-type="float" office:value="6136.43699492152" calcext:value-type="float">
            <text:p>6136</text:p>
          </table:table-cell>
          <table:table-cell table:style-name="ce55" office:value-type="float" office:value="7" calcext:value-type="float">
            <text:p>7</text:p>
          </table:table-cell>
          <table:table-cell table:style-name="ce86" office:value-type="float" office:value="4848.02142167091" calcext:value-type="float">
            <text:p>4848</text:p>
          </table:table-cell>
          <table:table-cell table:formula="of:=[.F5]/3600" office:value-type="float" office:value="1.34667261713081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50" calcext:value-type="float">
            <text:p>50</text:p>
          </table:table-cell>
          <table:table-cell table:style-name="ce23" office:value-type="float" office:value="3542.21646665135" calcext:value-type="float">
            <text:p>3542</text:p>
          </table:table-cell>
          <table:table-cell table:style-name="ce32" office:value-type="float" office:value="5212.5137241036" calcext:value-type="float">
            <text:p>5213</text:p>
          </table:table-cell>
          <table:table-cell table:style-name="ce62" office:value-type="float" office:value="8" calcext:value-type="float">
            <text:p>8</text:p>
          </table:table-cell>
          <table:table-cell table:style-name="ce87" office:value-type="float" office:value="20985.1234809458" calcext:value-type="float">
            <text:p>20985</text:p>
          </table:table-cell>
          <table:table-cell table:formula="of:=[.F6]/3600" office:value-type="float" office:value="5.8292009669294" calcext:value-type="float">
            <text:p>5.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float" office:value="1934.37885618335" calcext:value-type="float">
            <text:p>1934</text:p>
          </table:table-cell>
          <table:table-cell table:style-name="ce30" office:value-type="float" office:value="2507.9107065306" calcext:value-type="float">
            <text:p>2508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float" office:value="6857.83328956366" calcext:value-type="float">
            <text:p>6858</text:p>
          </table:table-cell>
          <table:table-cell table:formula="of:=[.F7]/3600" office:value-type="float" office:value="1.90495369154546" calcext:value-type="float">
            <text:p>1.9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10" calcext:value-type="float">
            <text:p>10</text:p>
          </table:table-cell>
          <table:table-cell table:style-name="ce22" office:value-type="float" office:value="3152.25514887014" calcext:value-type="float">
            <text:p>3152</text:p>
          </table:table-cell>
          <table:table-cell table:style-name="ce31" office:value-type="float" office:value="3763.99080885826" calcext:value-type="float">
            <text:p>3764</text:p>
          </table:table-cell>
          <table:table-cell table:style-name="ce55" office:value-type="float" office:value="9" calcext:value-type="float">
            <text:p>9</text:p>
          </table:table-cell>
          <table:table-cell table:style-name="ce86" office:value-type="float" office:value="5673.78052274386" calcext:value-type="float">
            <text:p>5674</text:p>
          </table:table-cell>
          <table:table-cell table:formula="of:=[.F8]/3600" office:value-type="float" office:value="1.57605014520663" calcext:value-type="float">
            <text:p>1.6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20" calcext:value-type="float">
            <text:p>20</text:p>
          </table:table-cell>
          <table:table-cell table:style-name="ce22" office:value-type="float" office:value="2562.39716746153" calcext:value-type="float">
            <text:p>2562</text:p>
          </table:table-cell>
          <table:table-cell table:style-name="ce31" office:value-type="float" office:value="3753.3016292301" calcext:value-type="float">
            <text:p>3753</text:p>
          </table:table-cell>
          <table:table-cell table:style-name="ce55" office:value-type="float" office:value="9" calcext:value-type="float">
            <text:p>9</text:p>
          </table:table-cell>
          <table:table-cell table:style-name="ce86" office:value-type="float" office:value="4978.46175662677" calcext:value-type="float">
            <text:p>4978</text:p>
          </table:table-cell>
          <table:table-cell table:formula="of:=[.F9]/3600" office:value-type="float" office:value="1.38290604350743" calcext:value-type="float">
            <text:p>1.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50" calcext:value-type="float">
            <text:p>50</text:p>
          </table:table-cell>
          <table:table-cell table:style-name="ce23" office:value-type="float" office:value="3136.35575254402" calcext:value-type="float">
            <text:p>3136</text:p>
          </table:table-cell>
          <table:table-cell table:style-name="ce32" office:value-type="float" office:value="3726.36694790006" calcext:value-type="float">
            <text:p>3726</text:p>
          </table:table-cell>
          <table:table-cell table:style-name="ce62" office:value-type="float" office:value="11" calcext:value-type="float">
            <text:p>11</text:p>
          </table:table-cell>
          <table:table-cell table:style-name="ce87" office:value-type="float" office:value="17438.8543284373" calcext:value-type="float">
            <text:p>17439</text:p>
          </table:table-cell>
          <table:table-cell table:formula="of:=[.F10]/3600" office:value-type="float" office:value="4.84412620234369" calcext:value-type="float">
            <text:p>4.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float" office:value="1998.91902847719" calcext:value-type="float">
            <text:p>1999</text:p>
          </table:table-cell>
          <table:table-cell table:style-name="ce30" office:value-type="float" office:value="4097.36625612777" calcext:value-type="float">
            <text:p>4097</text:p>
          </table:table-cell>
          <table:table-cell table:style-name="ce54" office:value-type="float" office:value="10" calcext:value-type="float">
            <text:p>10</text:p>
          </table:table-cell>
          <table:table-cell table:style-name="ce81" office:value-type="float" office:value="7042.76335744858" calcext:value-type="float">
            <text:p>7043</text:p>
          </table:table-cell>
          <table:table-cell table:formula="of:=[.F11]/3600" office:value-type="float" office:value="1.95632315484683" calcext:value-type="float">
            <text:p>2.0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10" calcext:value-type="float">
            <text:p>10</text:p>
          </table:table-cell>
          <table:table-cell table:style-name="ce22" office:value-type="float" office:value="1872.67226160494" calcext:value-type="float">
            <text:p>1873</text:p>
          </table:table-cell>
          <table:table-cell table:style-name="ce31" office:value-type="float" office:value="3607.49263238659" calcext:value-type="float">
            <text:p>3607</text:p>
          </table:table-cell>
          <table:table-cell table:style-name="ce55" office:value-type="float" office:value="7" calcext:value-type="float">
            <text:p>7</text:p>
          </table:table-cell>
          <table:table-cell table:style-name="ce86" office:value-type="float" office:value="8853.05687897546" calcext:value-type="float">
            <text:p>8853</text:p>
          </table:table-cell>
          <table:table-cell table:formula="of:=[.F12]/3600" office:value-type="float" office:value="2.45918246638207" calcext:value-type="float">
            <text:p>2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20" calcext:value-type="float">
            <text:p>20</text:p>
          </table:table-cell>
          <table:table-cell table:style-name="ce22" office:value-type="float" office:value="2748.70325414411" calcext:value-type="float">
            <text:p>2749</text:p>
          </table:table-cell>
          <table:table-cell table:style-name="ce31" office:value-type="float" office:value="5148.98157216517" calcext:value-type="float">
            <text:p>5149</text:p>
          </table:table-cell>
          <table:table-cell table:style-name="ce55" office:value-type="float" office:value="8" calcext:value-type="float">
            <text:p>8</text:p>
          </table:table-cell>
          <table:table-cell table:style-name="ce86" office:value-type="float" office:value="9443.37940084934" calcext:value-type="float">
            <text:p>9443</text:p>
          </table:table-cell>
          <table:table-cell table:formula="of:=[.F13]/3600" office:value-type="float" office:value="2.62316094468037" calcext:value-type="float">
            <text:p>2.6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50" calcext:value-type="float">
            <text:p>50</text:p>
          </table:table-cell>
          <table:table-cell table:style-name="ce23" office:value-type="float" office:value="3413.84251656361" calcext:value-type="float">
            <text:p>3414</text:p>
          </table:table-cell>
          <table:table-cell table:style-name="ce32" office:value-type="float" office:value="4749.23478153912" calcext:value-type="float">
            <text:p>4749</text:p>
          </table:table-cell>
          <table:table-cell table:style-name="ce62" office:value-type="float" office:value="9" calcext:value-type="float">
            <text:p>9</text:p>
          </table:table-cell>
          <table:table-cell table:style-name="ce87" office:value-type="float" office:value="22300.8816342089" calcext:value-type="float">
            <text:p>22301</text:p>
          </table:table-cell>
          <table:table-cell table:formula="of:=[.F14]/3600" office:value-type="float" office:value="6.1946893428358" calcext:value-type="float">
            <text:p>6.2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formula="of:=[.F15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ize state boundaries" table:style-name="ta1">
        <table:table-column table:style-name="co19" table:default-cell-style-name="Default"/>
        <table:table-column table:style-name="co30" table:default-cell-style-name="Default"/>
        <table:table-column table:style-name="co31" table:default-cell-style-name="ce20"/>
        <table:table-column table:style-name="co26" table:default-cell-style-name="ce20"/>
        <table:table-column table:style-name="co32" table:default-cell-style-name="Default"/>
        <table:table-column table:style-name="co33" table:default-cell-style-name="ce20"/>
        <table:table-column table:style-name="co23" table:default-cell-style-name="Default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optimize state boundaries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1" office:value-type="string" calcext:value-type="string">
            <text:p>h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956.70923749081" calcext:value-type="float">
            <text:p>2957</text:p>
          </table:table-cell>
          <table:table-cell table:style-name="ce30" office:value-type="float" office:value="5233.19277756565" calcext:value-type="float">
            <text:p>5233</text:p>
          </table:table-cell>
          <table:table-cell table:style-name="ce54" office:value-type="float" office:value="12" calcext:value-type="float">
            <text:p>12</text:p>
          </table:table-cell>
          <table:table-cell table:style-name="ce81" office:value-type="float" office:value="12387.4446877638" calcext:value-type="float">
            <text:p>12387</text:p>
          </table:table-cell>
          <table:table-cell table:style-name="ce21" table:formula="of:=[.F3]/3600" office:value-type="float" office:value="3.44095685771218" calcext:value-type="float">
            <text:p>3.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3079.93890467232" calcext:value-type="float">
            <text:p>3080</text:p>
          </table:table-cell>
          <table:table-cell table:style-name="ce32" office:value-type="float" office:value="6136.43699492152" calcext:value-type="float">
            <text:p>6136</text:p>
          </table:table-cell>
          <table:table-cell table:style-name="ce62" office:value-type="float" office:value="13" calcext:value-type="float">
            <text:p>13</text:p>
          </table:table-cell>
          <table:table-cell table:style-name="ce87" office:value-type="float" office:value="8116.71038774344" calcext:value-type="float">
            <text:p>8117</text:p>
          </table:table-cell>
          <table:table-cell table:style-name="ce21" table:formula="of:=[.F4]/3600" office:value-type="float" office:value="2.25464177437318" calcext:value-type="float">
            <text:p>2.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857.97895498684" calcext:value-type="float">
            <text:p>2858</text:p>
          </table:table-cell>
          <table:table-cell table:style-name="ce30" office:value-type="float" office:value="3726.36694790006" calcext:value-type="float">
            <text:p>3726</text:p>
          </table:table-cell>
          <table:table-cell table:style-name="ce54" office:value-type="float" office:value="15" calcext:value-type="float">
            <text:p>15</text:p>
          </table:table-cell>
          <table:table-cell table:style-name="ce81" office:value-type="float" office:value="8729.1445646286" calcext:value-type="float">
            <text:p>8729</text:p>
          </table:table-cell>
          <table:table-cell table:style-name="ce21" table:formula="of:=[.F5]/3600" office:value-type="float" office:value="2.4247623790635" calcext:value-type="float">
            <text:p>2.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2660.77866589243" calcext:value-type="float">
            <text:p>2661</text:p>
          </table:table-cell>
          <table:table-cell table:style-name="ce32" office:value-type="float" office:value="3763.99080885826" calcext:value-type="float">
            <text:p>3764</text:p>
          </table:table-cell>
          <table:table-cell table:style-name="ce62" office:value-type="float" office:value="22" calcext:value-type="float">
            <text:p>22</text:p>
          </table:table-cell>
          <table:table-cell table:style-name="ce87" office:value-type="float" office:value="9619.23072610118" calcext:value-type="float">
            <text:p>9619</text:p>
          </table:table-cell>
          <table:table-cell table:style-name="ce21" table:formula="of:=[.F6]/3600" office:value-type="float" office:value="2.67200853502811" calcext:value-type="float">
            <text:p>2.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013.34048911494" calcext:value-type="float">
            <text:p>2013</text:p>
          </table:table-cell>
          <table:table-cell table:style-name="ce30" office:value-type="float" office:value="5148.98157216517" calcext:value-type="float">
            <text:p>5149</text:p>
          </table:table-cell>
          <table:table-cell table:style-name="ce54" office:value-type="float" office:value="18" calcext:value-type="float">
            <text:p>18</text:p>
          </table:table-cell>
          <table:table-cell table:style-name="ce81" office:value-type="float" office:value="10671.8396572404" calcext:value-type="float">
            <text:p>10672</text:p>
          </table:table-cell>
          <table:table-cell table:style-name="ce21" table:formula="of:=[.F7]/3600" office:value-type="float" office:value="2.96439990478901" calcext:value-type="float">
            <text:p>3.0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3098.24849963518" calcext:value-type="float">
            <text:p>3098</text:p>
          </table:table-cell>
          <table:table-cell table:style-name="ce32" office:value-type="float" office:value="4749.23478153912" calcext:value-type="float">
            <text:p>4749</text:p>
          </table:table-cell>
          <table:table-cell table:style-name="ce62" office:value-type="float" office:value="16" calcext:value-type="float">
            <text:p>16</text:p>
          </table:table-cell>
          <table:table-cell table:style-name="ce87" office:value-type="float" office:value="13535.0554882288" calcext:value-type="float">
            <text:p>13535</text:p>
          </table:table-cell>
          <table:table-cell table:style-name="ce21" table:formula="of:=[.F8]/3600" office:value-type="float" office:value="3.75973763561911" calcext:value-type="float">
            <text:p>3.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style-name="ce21" table:formula="of:=[.F9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pping range" table:style-name="ta1">
        <table:table-column table:style-name="co19" table:default-cell-style-name="Default"/>
        <table:table-column table:style-name="co34" table:default-cell-style-name="Default"/>
        <table:table-column table:style-name="co35" table:default-cell-style-name="ce20"/>
        <table:table-column table:style-name="co26" table:default-cell-style-name="ce20"/>
        <table:table-column table:style-name="co32" table:default-cell-style-name="Default"/>
        <table:table-column table:style-name="co36" table:default-cell-style-name="ce20"/>
        <table:table-column table:style-name="co33" table:default-cell-style-name="ce21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clipping range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74"/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2418.42093526645" calcext:value-type="float">
            <text:p>2418</text:p>
          </table:table-cell>
          <table:table-cell table:style-name="ce30" office:value-type="float" office:value="5233.19277756565" calcext:value-type="float">
            <text:p>5233</text:p>
          </table:table-cell>
          <table:table-cell table:style-name="ce54" office:value-type="float" office:value="4" calcext:value-type="float">
            <text:p>4</text:p>
          </table:table-cell>
          <table:table-cell table:style-name="ce81" office:value-type="float" office:value="7144.07274413109" calcext:value-type="float">
            <text:p>7144</text:p>
          </table:table-cell>
          <table:table-cell table:formula="of:=[.F3]/3600" office:value-type="float" office:value="1.98446465114752" calcext:value-type="float">
            <text:p>2.0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3" calcext:value-type="float">
            <text:p>3</text:p>
          </table:table-cell>
          <table:table-cell table:style-name="ce22" office:value-type="float" office:value="3225.85338860299" calcext:value-type="float">
            <text:p>3226</text:p>
          </table:table-cell>
          <table:table-cell table:style-name="ce31" office:value-type="float" office:value="5212.5137241036" calcext:value-type="float">
            <text:p>5213</text:p>
          </table:table-cell>
          <table:table-cell table:style-name="ce55" office:value-type="float" office:value="8" calcext:value-type="float">
            <text:p>8</text:p>
          </table:table-cell>
          <table:table-cell table:style-name="ce86" office:value-type="float" office:value="15009.1306595802" calcext:value-type="float">
            <text:p>15009</text:p>
          </table:table-cell>
          <table:table-cell table:formula="of:=[.F4]/3600" office:value-type="float" office:value="4.16920296099451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(empty)</text:p>
          </table:table-cell>
          <table:table-cell table:style-name="ce23" office:value-type="float" office:value="3079.93890467232" calcext:value-type="float">
            <text:p>3080</text:p>
          </table:table-cell>
          <table:table-cell table:style-name="ce32" office:value-type="float" office:value="6136.43699492152" calcext:value-type="float">
            <text:p>6136</text:p>
          </table:table-cell>
          <table:table-cell table:style-name="ce62" office:value-type="float" office:value="13" calcext:value-type="float">
            <text:p>13</text:p>
          </table:table-cell>
          <table:table-cell table:style-name="ce87" office:value-type="float" office:value="8116.71038774344" calcext:value-type="float">
            <text:p>8117</text:p>
          </table:table-cell>
          <table:table-cell table:formula="of:=[.F5]/3600" office:value-type="float" office:value="2.25464177437318" calcext:value-type="float">
            <text:p>2.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3216.81191436361" calcext:value-type="float">
            <text:p>3217</text:p>
          </table:table-cell>
          <table:table-cell table:style-name="ce30" office:value-type="float" office:value="3726.36694790006" calcext:value-type="float">
            <text:p>3726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float" office:value="9230.5114492178" calcext:value-type="float">
            <text:p>9231</text:p>
          </table:table-cell>
          <table:table-cell table:formula="of:=[.F6]/3600" office:value-type="float" office:value="2.56403095811605" calcext:value-type="float">
            <text:p>2.6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3" calcext:value-type="float">
            <text:p>3</text:p>
          </table:table-cell>
          <table:table-cell table:style-name="ce22" office:value-type="float" office:value="2447.88414427053" calcext:value-type="float">
            <text:p>2448</text:p>
          </table:table-cell>
          <table:table-cell table:style-name="ce31" office:value-type="float" office:value="3401.42725699598" calcext:value-type="float">
            <text:p>3401</text:p>
          </table:table-cell>
          <table:table-cell table:style-name="ce55" office:value-type="float" office:value="7" calcext:value-type="float">
            <text:p>7</text:p>
          </table:table-cell>
          <table:table-cell table:style-name="ce86" office:value-type="float" office:value="8156.15383938381" calcext:value-type="float">
            <text:p>8156</text:p>
          </table:table-cell>
          <table:table-cell table:formula="of:=[.F7]/3600" office:value-type="float" office:value="2.26559828871772" calcext:value-type="float">
            <text:p>2.3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(empty)</text:p>
          </table:table-cell>
          <table:table-cell table:style-name="ce23" office:value-type="float" office:value="2660.77866589243" calcext:value-type="float">
            <text:p>2661</text:p>
          </table:table-cell>
          <table:table-cell table:style-name="ce32" office:value-type="float" office:value="3763.99080885826" calcext:value-type="float">
            <text:p>3764</text:p>
          </table:table-cell>
          <table:table-cell table:style-name="ce62" office:value-type="float" office:value="22" calcext:value-type="float">
            <text:p>22</text:p>
          </table:table-cell>
          <table:table-cell table:style-name="ce87" office:value-type="float" office:value="9619.23072610118" calcext:value-type="float">
            <text:p>9619</text:p>
          </table:table-cell>
          <table:table-cell table:formula="of:=[.F8]/3600" office:value-type="float" office:value="2.67200853502811" calcext:value-type="float">
            <text:p>2.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2397.44842852429" calcext:value-type="float">
            <text:p>2397</text:p>
          </table:table-cell>
          <table:table-cell table:style-name="ce30" office:value-type="float" office:value="5148.98157216517" calcext:value-type="float">
            <text:p>5149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float" office:value="11957.1134186089" calcext:value-type="float">
            <text:p>11957</text:p>
          </table:table-cell>
          <table:table-cell table:formula="of:=[.F9]/3600" office:value-type="float" office:value="3.32142039405803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3" calcext:value-type="float">
            <text:p>3</text:p>
          </table:table-cell>
          <table:table-cell table:style-name="ce22" office:value-type="float" office:value="1706.05413758747" calcext:value-type="float">
            <text:p>1706</text:p>
          </table:table-cell>
          <table:table-cell table:style-name="ce31" office:value-type="float" office:value="2561.87125720562" calcext:value-type="float">
            <text:p>2562</text:p>
          </table:table-cell>
          <table:table-cell table:style-name="ce55" office:value-type="float" office:value="10" calcext:value-type="float">
            <text:p>10</text:p>
          </table:table-cell>
          <table:table-cell table:style-name="ce86" office:value-type="float" office:value="9643.62064814568" calcext:value-type="float">
            <text:p>9644</text:p>
          </table:table-cell>
          <table:table-cell table:formula="of:=[.F10]/3600" office:value-type="float" office:value="2.6787835133738" calcext:value-type="float">
            <text:p>2.7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(empty)</text:p>
          </table:table-cell>
          <table:table-cell table:style-name="ce23" office:value-type="float" office:value="3098.24849963518" calcext:value-type="float">
            <text:p>3098</text:p>
          </table:table-cell>
          <table:table-cell table:style-name="ce32" office:value-type="float" office:value="4749.23478153912" calcext:value-type="float">
            <text:p>4749</text:p>
          </table:table-cell>
          <table:table-cell table:style-name="ce62" office:value-type="float" office:value="16" calcext:value-type="float">
            <text:p>16</text:p>
          </table:table-cell>
          <table:table-cell table:style-name="ce87" office:value-type="float" office:value="13535.0554882288" calcext:value-type="float">
            <text:p>13535</text:p>
          </table:table-cell>
          <table:table-cell table:formula="of:=[.F11]/3600" office:value-type="float" office:value="3.75973763561911" calcext:value-type="float">
            <text:p>3.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formula="of:=[.F12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ize y0" table:style-name="ta1">
        <table:table-column table:style-name="co19" table:default-cell-style-name="Default"/>
        <table:table-column table:style-name="co37" table:default-cell-style-name="Default"/>
        <table:table-column table:style-name="co38" table:default-cell-style-name="ce20"/>
        <table:table-column table:style-name="co26" table:default-cell-style-name="ce20"/>
        <table:table-column table:style-name="co32" table:default-cell-style-name="Default"/>
        <table:table-column table:style-name="co39" table:default-cell-style-name="ce20"/>
        <table:table-column table:style-name="co25" table:default-cell-style-name="ce21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optimize y0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90" office:value-type="string" calcext:value-type="string">
            <text:p>h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866.16096627794" calcext:value-type="float">
            <text:p>2866</text:p>
          </table:table-cell>
          <table:table-cell table:style-name="ce30" office:value-type="float" office:value="6136.43699492152" calcext:value-type="float">
            <text:p>6136</text:p>
          </table:table-cell>
          <table:table-cell table:style-name="ce54" office:value-type="float" office:value="11" calcext:value-type="float">
            <text:p>11</text:p>
          </table:table-cell>
          <table:table-cell table:style-name="ce81" office:value-type="float" office:value="5199.89456508376" calcext:value-type="float">
            <text:p>5200</text:p>
          </table:table-cell>
          <table:table-cell table:formula="of:=[.F3]/3600" office:value-type="float" office:value="1.44441515696771" calcext:value-type="float">
            <text:p>1.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3142.2818558266" calcext:value-type="float">
            <text:p>3142</text:p>
          </table:table-cell>
          <table:table-cell table:style-name="ce32" office:value-type="float" office:value="5233.19277756565" calcext:value-type="float">
            <text:p>5233</text:p>
          </table:table-cell>
          <table:table-cell table:style-name="ce62" office:value-type="float" office:value="14" calcext:value-type="float">
            <text:p>14</text:p>
          </table:table-cell>
          <table:table-cell table:style-name="ce87" office:value-type="float" office:value="14069.1236484221" calcext:value-type="float">
            <text:p>14069</text:p>
          </table:table-cell>
          <table:table-cell table:formula="of:=[.F4]/3600" office:value-type="float" office:value="3.90808990233947" calcext:value-type="float">
            <text:p>3.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283.07239204007" calcext:value-type="float">
            <text:p>2283</text:p>
          </table:table-cell>
          <table:table-cell table:style-name="ce30" office:value-type="float" office:value="3763.99080885826" calcext:value-type="float">
            <text:p>3764</text:p>
          </table:table-cell>
          <table:table-cell table:style-name="ce54" office:value-type="float" office:value="19" calcext:value-type="float">
            <text:p>19</text:p>
          </table:table-cell>
          <table:table-cell table:style-name="ce81" office:value-type="float" office:value="7750.04894557752" calcext:value-type="float">
            <text:p>7750</text:p>
          </table:table-cell>
          <table:table-cell table:formula="of:=[.F5]/3600" office:value-type="float" office:value="2.15279137377153" calcext:value-type="float">
            <text:p>2.2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3223.80219587082" calcext:value-type="float">
            <text:p>3224</text:p>
          </table:table-cell>
          <table:table-cell table:style-name="ce32" office:value-type="float" office:value="3753.3016292301" calcext:value-type="float">
            <text:p>3753</text:p>
          </table:table-cell>
          <table:table-cell table:style-name="ce62" office:value-type="float" office:value="18" calcext:value-type="float">
            <text:p>18</text:p>
          </table:table-cell>
          <table:table-cell table:style-name="ce87" office:value-type="float" office:value="10850.5174709823" calcext:value-type="float">
            <text:p>10851</text:p>
          </table:table-cell>
          <table:table-cell table:formula="of:=[.F6]/3600" office:value-type="float" office:value="3.01403263082843" calcext:value-type="float">
            <text:p>3.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515.82813418979" calcext:value-type="float">
            <text:p>2516</text:p>
          </table:table-cell>
          <table:table-cell table:style-name="ce30" office:value-type="float" office:value="5148.98157216517" calcext:value-type="float">
            <text:p>5149</text:p>
          </table:table-cell>
          <table:table-cell table:style-name="ce54" office:value-type="float" office:value="14" calcext:value-type="float">
            <text:p>14</text:p>
          </table:table-cell>
          <table:table-cell table:style-name="ce81" office:value-type="float" office:value="11538.7825947659" calcext:value-type="float">
            <text:p>11539</text:p>
          </table:table-cell>
          <table:table-cell table:formula="of:=[.F7]/3600" office:value-type="float" office:value="3.20521738743498" calcext:value-type="float">
            <text:p>3.2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2529.52554597874" calcext:value-type="float">
            <text:p>2530</text:p>
          </table:table-cell>
          <table:table-cell table:style-name="ce32" office:value-type="float" office:value="4749.23478153912" calcext:value-type="float">
            <text:p>4749</text:p>
          </table:table-cell>
          <table:table-cell table:style-name="ce62" office:value-type="float" office:value="20" calcext:value-type="float">
            <text:p>20</text:p>
          </table:table-cell>
          <table:table-cell table:style-name="ce87" office:value-type="float" office:value="12355.5522657633" calcext:value-type="float">
            <text:p>12356</text:p>
          </table:table-cell>
          <table:table-cell table:formula="of:=[.F8]/3600" office:value-type="float" office:value="3.43209785160091" calcext:value-type="float">
            <text:p>3.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formula="of:=[.F9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 principle elements negative" table:style-name="ta1">
        <table:table-column table:style-name="co19" table:default-cell-style-name="Default"/>
        <table:table-column table:style-name="co28" table:default-cell-style-name="Default"/>
        <table:table-column table:style-name="co12" table:default-cell-style-name="ce20"/>
        <table:table-column table:style-name="co26" table:default-cell-style-name="ce20"/>
        <table:table-column table:style-name="co32" table:default-cell-style-name="Default"/>
        <table:table-column table:style-name="co40" table:default-cell-style-name="ce20"/>
        <table:table-column table:style-name="co41" table:default-cell-style-name="ce21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set principle diagonal elements of W negative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74"/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3391.58446785138" calcext:value-type="float">
            <text:p>3392</text:p>
          </table:table-cell>
          <table:table-cell table:style-name="ce30" office:value-type="float" office:value="6136.43699492152" calcext:value-type="float">
            <text:p>6136</text:p>
          </table:table-cell>
          <table:table-cell table:style-name="ce54" office:value-type="float" office:value="10" calcext:value-type="float">
            <text:p>10</text:p>
          </table:table-cell>
          <table:table-cell table:style-name="ce81" office:value-type="float" office:value="10449.0444918871" calcext:value-type="float">
            <text:p>10449</text:p>
          </table:table-cell>
          <table:table-cell table:formula="of:=[.F3]/3600" office:value-type="float" office:value="2.90251235885753" calcext:value-type="float">
            <text:p>2.9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2773.59146214107" calcext:value-type="float">
            <text:p>2774</text:p>
          </table:table-cell>
          <table:table-cell table:style-name="ce32" office:value-type="float" office:value="5233.19277756565" calcext:value-type="float">
            <text:p>5233</text:p>
          </table:table-cell>
          <table:table-cell table:style-name="ce62" office:value-type="float" office:value="15" calcext:value-type="float">
            <text:p>15</text:p>
          </table:table-cell>
          <table:table-cell table:style-name="ce87" office:value-type="float" office:value="9978.40842499733" calcext:value-type="float">
            <text:p>9978</text:p>
          </table:table-cell>
          <table:table-cell table:formula="of:=[.F4]/3600" office:value-type="float" office:value="2.77178011805481" calcext:value-type="float">
            <text:p>2.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613.33817257238" calcext:value-type="float">
            <text:p>2613</text:p>
          </table:table-cell>
          <table:table-cell table:style-name="ce30" office:value-type="float" office:value="3763.99080885826" calcext:value-type="float">
            <text:p>3764</text:p>
          </table:table-cell>
          <table:table-cell table:style-name="ce54" office:value-type="float" office:value="22" calcext:value-type="float">
            <text:p>22</text:p>
          </table:table-cell>
          <table:table-cell table:style-name="ce81" office:value-type="float" office:value="7817.63451685689" calcext:value-type="float">
            <text:p>7818</text:p>
          </table:table-cell>
          <table:table-cell table:formula="of:=[.F5]/3600" office:value-type="float" office:value="2.17156514357136" calcext:value-type="float">
            <text:p>2.2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2927.55834518958" calcext:value-type="float">
            <text:p>2928</text:p>
          </table:table-cell>
          <table:table-cell table:style-name="ce32" office:value-type="float" office:value="3753.3016292301" calcext:value-type="float">
            <text:p>3753</text:p>
          </table:table-cell>
          <table:table-cell table:style-name="ce62" office:value-type="float" office:value="15" calcext:value-type="float">
            <text:p>15</text:p>
          </table:table-cell>
          <table:table-cell table:style-name="ce87" office:value-type="float" office:value="11371.4856715202" calcext:value-type="float">
            <text:p>11371</text:p>
          </table:table-cell>
          <table:table-cell table:formula="of:=[.F6]/3600" office:value-type="float" office:value="3.15874601986673" calcext:value-type="float">
            <text:p>3.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string" calcext:value-type="string">
            <text:p>False</text:p>
          </table:table-cell>
          <table:table-cell table:style-name="ce19" office:value-type="float" office:value="2466.04629433931" calcext:value-type="float">
            <text:p>2466</text:p>
          </table:table-cell>
          <table:table-cell table:style-name="ce30" office:value-type="float" office:value="5148.98157216517" calcext:value-type="float">
            <text:p>5149</text:p>
          </table:table-cell>
          <table:table-cell table:style-name="ce54" office:value-type="float" office:value="19" calcext:value-type="float">
            <text:p>19</text:p>
          </table:table-cell>
          <table:table-cell table:style-name="ce81" office:value-type="float" office:value="11958.2731693669" calcext:value-type="float">
            <text:p>11958</text:p>
          </table:table-cell>
          <table:table-cell table:formula="of:=[.F7]/3600" office:value-type="float" office:value="3.32174254704637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string" calcext:value-type="string">
            <text:p>True</text:p>
          </table:table-cell>
          <table:table-cell table:style-name="ce23" office:value-type="float" office:value="2597.14834705233" calcext:value-type="float">
            <text:p>2597</text:p>
          </table:table-cell>
          <table:table-cell table:style-name="ce32" office:value-type="float" office:value="4612.19587683091" calcext:value-type="float">
            <text:p>4612</text:p>
          </table:table-cell>
          <table:table-cell table:style-name="ce62" office:value-type="float" office:value="15" calcext:value-type="float">
            <text:p>15</text:p>
          </table:table-cell>
          <table:table-cell table:style-name="ce87" office:value-type="float" office:value="12096.4540949345" calcext:value-type="float">
            <text:p>12096</text:p>
          </table:table-cell>
          <table:table-cell table:formula="of:=[.F8]/3600" office:value-type="float" office:value="3.36012613748179" calcext:value-type="float">
            <text:p>3.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formula="of:=[.F9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ma" table:style-name="ta1">
        <table:table-column table:style-name="co19" table:default-cell-style-name="Default"/>
        <table:table-column table:style-name="co42" table:default-cell-style-name="Default"/>
        <table:table-column table:style-name="co38" table:default-cell-style-name="ce20"/>
        <table:table-column table:style-name="co26" table:default-cell-style-name="ce20"/>
        <table:table-column table:style-name="co43" table:default-cell-style-name="Default"/>
        <table:table-column table:style-name="co44" table:default-cell-style-name="ce20"/>
        <table:table-column table:style-name="co45" table:default-cell-style-name="ce21"/>
        <table:table-column table:style-name="co18" table:number-columns-repeated="1017" table:default-cell-style-name="Default"/>
        <table:table-row table:style-name="ro1">
          <table:table-cell table:style-name="ce5"/>
          <table:table-cell table:style-name="ce11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8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2" office:value-type="string" calcext:value-type="string">
            <text:p>sigma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74"/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3" office:value-type="float" office:value="0.5" calcext:value-type="float">
            <text:p>0.5</text:p>
          </table:table-cell>
          <table:table-cell table:style-name="ce19" office:value-type="float" office:value="5273.33651582334" calcext:value-type="float">
            <text:p>5273</text:p>
          </table:table-cell>
          <table:table-cell table:style-name="ce30" office:value-type="float" office:value="6136.43699492152" calcext:value-type="float">
            <text:p>6136</text:p>
          </table:table-cell>
          <table:table-cell table:style-name="ce54" office:value-type="float" office:value="4" calcext:value-type="float">
            <text:p>4</text:p>
          </table:table-cell>
          <table:table-cell table:style-name="ce81" office:value-type="float" office:value="9821.6628459096" calcext:value-type="float">
            <text:p>9822</text:p>
          </table:table-cell>
          <table:table-cell table:formula="of:=[.F3]/3600" office:value-type="float" office:value="2.72823967941933" calcext:value-type="float">
            <text:p>2.7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1" calcext:value-type="float">
            <text:p>1</text:p>
          </table:table-cell>
          <table:table-cell table:style-name="ce22" office:value-type="float" office:value="2619.09204275098" calcext:value-type="float">
            <text:p>2619</text:p>
          </table:table-cell>
          <table:table-cell table:style-name="ce31" office:value-type="float" office:value="5065.87391617718" calcext:value-type="float">
            <text:p>5066</text:p>
          </table:table-cell>
          <table:table-cell table:style-name="ce55" office:value-type="float" office:value="9" calcext:value-type="float">
            <text:p>9</text:p>
          </table:table-cell>
          <table:table-cell table:style-name="ce86" office:value-type="float" office:value="12463.2331778473" calcext:value-type="float">
            <text:p>12463</text:p>
          </table:table-cell>
          <table:table-cell table:formula="of:=[.F4]/3600" office:value-type="float" office:value="3.4620092160687" calcext:value-type="float">
            <text:p>3.5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2" calcext:value-type="float">
            <text:p>2</text:p>
          </table:table-cell>
          <table:table-cell table:style-name="ce23" office:value-type="float" office:value="2571.21184688147" calcext:value-type="float">
            <text:p>2571</text:p>
          </table:table-cell>
          <table:table-cell table:style-name="ce32" office:value-type="float" office:value="4165.88329930234" calcext:value-type="float">
            <text:p>4166</text:p>
          </table:table-cell>
          <table:table-cell table:style-name="ce62" office:value-type="float" office:value="12" calcext:value-type="float">
            <text:p>12</text:p>
          </table:table-cell>
          <table:table-cell table:style-name="ce87" office:value-type="float" office:value="8559.23510913054" calcext:value-type="float">
            <text:p>8559</text:p>
          </table:table-cell>
          <table:table-cell table:formula="of:=[.F5]/3600" office:value-type="float" office:value="2.37756530809182" calcext:value-type="float">
            <text:p>2.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3" office:value-type="float" office:value="0.5" calcext:value-type="float">
            <text:p>0.5</text:p>
          </table:table-cell>
          <table:table-cell table:style-name="ce19" office:value-type="float" office:value="2913.18150852659" calcext:value-type="float">
            <text:p>2913</text:p>
          </table:table-cell>
          <table:table-cell table:style-name="ce30" office:value-type="float" office:value="3763.99080885826" calcext:value-type="float">
            <text:p>3764</text:p>
          </table:table-cell>
          <table:table-cell table:style-name="ce54" office:value-type="float" office:value="22" calcext:value-type="float">
            <text:p>22</text:p>
          </table:table-cell>
          <table:table-cell table:style-name="ce81" office:value-type="float" office:value="8076.51150740277" calcext:value-type="float">
            <text:p>8077</text:p>
          </table:table-cell>
          <table:table-cell table:formula="of:=[.F6]/3600" office:value-type="float" office:value="2.24347541872299" calcext:value-type="float">
            <text:p>2.2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1" calcext:value-type="float">
            <text:p>1</text:p>
          </table:table-cell>
          <table:table-cell table:style-name="ce22" office:value-type="float" office:value="2592.45738067806" calcext:value-type="float">
            <text:p>2592</text:p>
          </table:table-cell>
          <table:table-cell table:style-name="ce31" office:value-type="float" office:value="3717.04066818626" calcext:value-type="float">
            <text:p>3717</text:p>
          </table:table-cell>
          <table:table-cell table:style-name="ce55" office:value-type="float" office:value="8" calcext:value-type="float">
            <text:p>8</text:p>
          </table:table-cell>
          <table:table-cell table:style-name="ce86" office:value-type="float" office:value="9487.81213948131" calcext:value-type="float">
            <text:p>9488</text:p>
          </table:table-cell>
          <table:table-cell table:formula="of:=[.F7]/3600" office:value-type="float" office:value="2.63550337207814" calcext:value-type="float">
            <text:p>2.6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2" calcext:value-type="float">
            <text:p>2</text:p>
          </table:table-cell>
          <table:table-cell table:style-name="ce23" office:value-type="float" office:value="2368.16610591807" calcext:value-type="float">
            <text:p>2368</text:p>
          </table:table-cell>
          <table:table-cell table:style-name="ce32" office:value-type="float" office:value="3717.60623827372" calcext:value-type="float">
            <text:p>3718</text:p>
          </table:table-cell>
          <table:table-cell table:style-name="ce62" office:value-type="float" office:value="7" calcext:value-type="float">
            <text:p>7</text:p>
          </table:table-cell>
          <table:table-cell table:style-name="ce87" office:value-type="float" office:value="12710.6420235634" calcext:value-type="float">
            <text:p>12711</text:p>
          </table:table-cell>
          <table:table-cell table:formula="of:=[.F8]/3600" office:value-type="float" office:value="3.53073389543427" calcext:value-type="float">
            <text:p>3.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13" office:value-type="float" office:value="0.5" calcext:value-type="float">
            <text:p>0.5</text:p>
          </table:table-cell>
          <table:table-cell table:style-name="ce19" office:value-type="float" office:value="2621.94906690295" calcext:value-type="float">
            <text:p>2622</text:p>
          </table:table-cell>
          <table:table-cell table:style-name="ce30" office:value-type="float" office:value="3803.97365287986" calcext:value-type="float">
            <text:p>3804</text:p>
          </table:table-cell>
          <table:table-cell table:style-name="ce54" office:value-type="float" office:value="4" calcext:value-type="float">
            <text:p>4</text:p>
          </table:table-cell>
          <table:table-cell table:style-name="ce81" office:value-type="float" office:value="11705.0952641368" calcext:value-type="float">
            <text:p>11705</text:p>
          </table:table-cell>
          <table:table-cell table:formula="of:=[.F9]/3600" office:value-type="float" office:value="3.25141535114911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4" office:value-type="float" office:value="1" calcext:value-type="float">
            <text:p>1</text:p>
          </table:table-cell>
          <table:table-cell table:style-name="ce22" office:value-type="float" office:value="2000.52471328073" calcext:value-type="float">
            <text:p>2001</text:p>
          </table:table-cell>
          <table:table-cell table:style-name="ce31" office:value-type="float" office:value="4749.23478153912" calcext:value-type="float">
            <text:p>4749</text:p>
          </table:table-cell>
          <table:table-cell table:style-name="ce55" office:value-type="float" office:value="14" calcext:value-type="float">
            <text:p>14</text:p>
          </table:table-cell>
          <table:table-cell table:style-name="ce86" office:value-type="float" office:value="12109.3813157082" calcext:value-type="float">
            <text:p>12109</text:p>
          </table:table-cell>
          <table:table-cell table:formula="of:=[.F10]/3600" office:value-type="float" office:value="3.36371703214116" calcext:value-type="float">
            <text:p>3.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5" office:value-type="float" office:value="2" calcext:value-type="float">
            <text:p>2</text:p>
          </table:table-cell>
          <table:table-cell table:style-name="ce23" office:value-type="float" office:value="2957.31015904312" calcext:value-type="float">
            <text:p>2957</text:p>
          </table:table-cell>
          <table:table-cell table:style-name="ce32" office:value-type="float" office:value="5148.98157216517" calcext:value-type="float">
            <text:p>5149</text:p>
          </table:table-cell>
          <table:table-cell table:style-name="ce62" office:value-type="float" office:value="16" calcext:value-type="float">
            <text:p>16</text:p>
          </table:table-cell>
          <table:table-cell table:style-name="ce87" office:value-type="float" office:value="12018.8926353455" calcext:value-type="float">
            <text:p>12019</text:p>
          </table:table-cell>
          <table:table-cell table:formula="of:=[.F11]/3600" office:value-type="float" office:value="3.33858128759596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6"/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formula="of:=[.F12]/3600" office:value-type="float" office:value="2.90908801325079" calcext:value-type="float">
            <text:p>2.9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" table:style-name="ta1">
        <table:table-column table:style-name="co18" table:default-cell-style-name="Default"/>
        <table:table-column table:style-name="co46" table:number-columns-repeated="2" table:default-cell-style-name="ce20"/>
        <table:table-column table:style-name="co47" table:default-cell-style-name="Default"/>
        <table:table-column table:style-name="co48" table:default-cell-style-name="ce20"/>
        <table:table-column table:style-name="co49" table:default-cell-style-name="ce21"/>
        <table:table-column table:style-name="co18" table:number-columns-repeated="1018" table:default-cell-style-name="Default"/>
        <table:table-row table:style-name="ro1">
          <table:table-cell table:style-name="ce92"/>
          <table:table-cell table:style-name="ce17" office:value-type="string" calcext:value-type="string">
            <text:p>Data</text:p>
          </table:table-cell>
          <table:table-cell table:style-name="ce28"/>
          <table:table-cell table:style-name="ce35"/>
          <table:table-cell table:style-name="ce79"/>
          <table:table-cell table:number-columns-repeated="1019"/>
        </table:table-row>
        <table:table-row table:style-name="ro1">
          <table:table-cell table:style-name="ce6" office:value-type="string" calcext:value-type="string">
            <text:p>environment</text:p>
          </table:table-cell>
          <table:table-cell table:style-name="ce18" office:value-type="string" calcext:value-type="string">
            <text:p>Average - maximum</text:p>
          </table:table-cell>
          <table:table-cell table:style-name="ce29" office:value-type="string" calcext:value-type="string">
            <text:p>Max - maximum</text:p>
          </table:table-cell>
          <table:table-cell table:style-name="ce51" office:value-type="string" calcext:value-type="string">
            <text:p>Count - maximum</text:p>
          </table:table-cell>
          <table:table-cell table:style-name="ce80" office:value-type="string" calcext:value-type="string">
            <text:p>Average - elapsed time</text:p>
          </table:table-cell>
          <table:table-cell table:style-name="ce74" office:value-type="string" calcext:value-type="string">
            <text:p>h</text:p>
          </table:table-cell>
          <table:table-cell table:style-name="ce1" table:number-columns-repeated="1018"/>
        </table:table-row>
        <table:table-row table:style-name="ro1">
          <table:table-cell table:style-name="ce7" office:value-type="string" calcext:value-type="string">
            <text:p>HalfCheetah-v2</text:p>
          </table:table-cell>
          <table:table-cell table:style-name="ce19" office:value-type="float" office:value="3020.78866442519" calcext:value-type="float">
            <text:p>3021</text:p>
          </table:table-cell>
          <table:table-cell table:style-name="ce30" office:value-type="float" office:value="6136.43699492152" calcext:value-type="float">
            <text:p>6136</text:p>
          </table:table-cell>
          <table:table-cell table:style-name="ce54" office:value-type="float" office:value="25" calcext:value-type="float">
            <text:p>25</text:p>
          </table:table-cell>
          <table:table-cell table:style-name="ce81" office:value-type="float" office:value="10166.6628517532" calcext:value-type="float">
            <text:p>10167</text:p>
          </table:table-cell>
          <table:table-cell table:formula="of:=[.E3]/3600" office:value-type="float" office:value="2.8240730143759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Hopper-v2</text:p>
          </table:table-cell>
          <table:table-cell table:style-name="ce22" office:value-type="float" office:value="2740.72472903881" calcext:value-type="float">
            <text:p>2741</text:p>
          </table:table-cell>
          <table:table-cell table:style-name="ce31" office:value-type="float" office:value="3763.99080885826" calcext:value-type="float">
            <text:p>3764</text:p>
          </table:table-cell>
          <table:table-cell table:style-name="ce55" office:value-type="float" office:value="37" calcext:value-type="float">
            <text:p>37</text:p>
          </table:table-cell>
          <table:table-cell table:style-name="ce86" office:value-type="float" office:value="9258.38498496365" calcext:value-type="float">
            <text:p>9258</text:p>
          </table:table-cell>
          <table:table-cell table:formula="of:=[.E4]/3600" office:value-type="float" office:value="2.57177360693435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Walker2d-v2</text:p>
          </table:table-cell>
          <table:table-cell table:style-name="ce23" office:value-type="float" office:value="2523.88543524211" calcext:value-type="float">
            <text:p>2524</text:p>
          </table:table-cell>
          <table:table-cell table:style-name="ce32" office:value-type="float" office:value="5148.98157216517" calcext:value-type="float">
            <text:p>5149</text:p>
          </table:table-cell>
          <table:table-cell table:style-name="ce62" office:value-type="float" office:value="34" calcext:value-type="float">
            <text:p>34</text:p>
          </table:table-cell>
          <table:table-cell table:style-name="ce87" office:value-type="float" office:value="12019.2353424114" calcext:value-type="float">
            <text:p>12019</text:p>
          </table:table-cell>
          <table:table-cell table:formula="of:=[.E5]/3600" office:value-type="float" office:value="3.33867648400318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93" office:value-type="string" calcext:value-type="string">
            <text:p>Total Result</text:p>
          </table:table-cell>
          <table:table-cell table:style-name="ce26" office:value-type="float" office:value="2736.86079565935" calcext:value-type="float">
            <text:p>2737</text:p>
          </table:table-cell>
          <table:table-cell table:style-name="ce34" office:value-type="float" office:value="6136.43699492152" calcext:value-type="float">
            <text:p>6136</text:p>
          </table:table-cell>
          <table:table-cell table:style-name="ce73" office:value-type="float" office:value="96" calcext:value-type="float">
            <text:p>96</text:p>
          </table:table-cell>
          <table:table-cell table:style-name="ce88" office:value-type="float" office:value="10472.7168477029" calcext:value-type="float">
            <text:p>10473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">
        <table:table-column table:style-name="co18" table:number-columns-repeated="9" table:default-cell-style-name="Default"/>
        <table:table-column table:style-name="co18" table:default-cell-style-name="ce3"/>
        <table:table-column table:style-name="co18" table:default-cell-style-name="Default"/>
        <table:table-column table:style-name="co18" table:number-columns-repeated="2" table:default-cell-style-name="ce3"/>
        <table:table-column table:style-name="co18" table:number-columns-repeated="4" table:default-cell-style-name="Default"/>
        <table:table-row table:style-name="ro1"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 network type</text:p>
          </table:table-cell>
          <table:table-cell table:style-name="ce1" office:value-type="string" calcext:value-type="string">
            <text:p>random seed for environment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number generations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number fitness runs</text:p>
          </table:table-cell>
          <table:table-cell table:style-name="ce1" office:value-type="string" calcext:value-type="string">
            <text:p>number neurons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ptimize state boundaries</text:p>
          </table:table-cell>
          <table:table-cell table:style-name="ce1" office:value-type="string" calcext:value-type="string">
            <text:p>clipping range</text:p>
          </table:table-cell>
          <table:table-cell table:style-name="ce1" office:value-type="string" calcext:value-type="string">
            <text:p>optimize y0</text:p>
          </table:table-cell>
          <table:table-cell table:style-name="ce1" office:value-type="string" calcext:value-type="string">
            <text:p>set principle diagonal elements of W negativ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maximum average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directory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418.6634590626" calcext:value-type="float">
            <text:p>10418.6634590626</text:p>
          </table:table-cell>
          <table:table-cell office:value-type="float" office:value="1369.00394649596" calcext:value-type="float">
            <text:p>1369.00394649596</text:p>
          </table:table-cell>
          <table:table-cell office:value-type="float" office:value="2068.48711281814" calcext:value-type="float">
            <text:p>2068.48711281814</text:p>
          </table:table-cell>
          <table:table-cell office:value-type="string" calcext:value-type="string">
            <text:p>2020-10-26_00-10-18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25941.1114726067" calcext:value-type="float">
            <text:p>25941.1114726067</text:p>
          </table:table-cell>
          <table:table-cell office:value-type="float" office:value="3407.24449925472" calcext:value-type="float">
            <text:p>3407.24449925472</text:p>
          </table:table-cell>
          <table:table-cell office:value-type="float" office:value="3668.96554688286" calcext:value-type="float">
            <text:p>3668.96554688286</text:p>
          </table:table-cell>
          <table:table-cell office:value-type="string" calcext:value-type="string">
            <text:p>2020-10-17_18-12-1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2334.408352375" calcext:value-type="float">
            <text:p>22334.408352375</text:p>
          </table:table-cell>
          <table:table-cell office:value-type="float" office:value="2636.58174529538" calcext:value-type="float">
            <text:p>2636.58174529538</text:p>
          </table:table-cell>
          <table:table-cell office:value-type="float" office:value="3726.36694790006" calcext:value-type="float">
            <text:p>3726.36694790006</text:p>
          </table:table-cell>
          <table:table-cell office:value-type="string" calcext:value-type="string">
            <text:p>2020-10-22_13-01-0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4520.26185107231" calcext:value-type="float">
            <text:p>4520.26185107231</text:p>
          </table:table-cell>
          <table:table-cell office:value-type="float" office:value="1558.21913394111" calcext:value-type="float">
            <text:p>1558.21913394111</text:p>
          </table:table-cell>
          <table:table-cell office:value-type="float" office:value="2702.80844865918" calcext:value-type="float">
            <text:p>2702.80844865918</text:p>
          </table:table-cell>
          <table:table-cell office:value-type="string" calcext:value-type="string">
            <text:p>2020-10-21_19-48-5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58.13808631897" calcext:value-type="float">
            <text:p>3758.13808631897</text:p>
          </table:table-cell>
          <table:table-cell office:value-type="float" office:value="1257.66013777457" calcext:value-type="float">
            <text:p>1257.66013777457</text:p>
          </table:table-cell>
          <table:table-cell office:value-type="float" office:value="1383.11025081843" calcext:value-type="float">
            <text:p>1383.11025081843</text:p>
          </table:table-cell>
          <table:table-cell office:value-type="string" calcext:value-type="string">
            <text:p>2020-10-25_07-41-1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8721.30706381798" calcext:value-type="float">
            <text:p>8721.30706381798</text:p>
          </table:table-cell>
          <table:table-cell office:value-type="float" office:value="1504.34530660488" calcext:value-type="float">
            <text:p>1504.34530660488</text:p>
          </table:table-cell>
          <table:table-cell office:value-type="float" office:value="2273.61223645428" calcext:value-type="float">
            <text:p>2273.61223645428</text:p>
          </table:table-cell>
          <table:table-cell office:value-type="string" calcext:value-type="string">
            <text:p>2020-10-21_17-23-2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8000.91501116753" calcext:value-type="float">
            <text:p>8000.91501116753</text:p>
          </table:table-cell>
          <table:table-cell office:value-type="float" office:value="1444.74028036173" calcext:value-type="float">
            <text:p>1444.74028036173</text:p>
          </table:table-cell>
          <table:table-cell office:value-type="float" office:value="1552.70243992437" calcext:value-type="float">
            <text:p>1552.70243992437</text:p>
          </table:table-cell>
          <table:table-cell office:value-type="string" calcext:value-type="string">
            <text:p>2020-10-22_23-23-04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8800.8005449772" calcext:value-type="float">
            <text:p>18800.8005449772</text:p>
          </table:table-cell>
          <table:table-cell office:value-type="float" office:value="1597.22533141939" calcext:value-type="float">
            <text:p>1597.22533141939</text:p>
          </table:table-cell>
          <table:table-cell office:value-type="float" office:value="2583.7277629799" calcext:value-type="float">
            <text:p>2583.7277629799</text:p>
          </table:table-cell>
          <table:table-cell office:value-type="string" calcext:value-type="string">
            <text:p>2020-10-20_10-53-4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613.9430744648" calcext:value-type="float">
            <text:p>3613.9430744648</text:p>
          </table:table-cell>
          <table:table-cell office:value-type="float" office:value="1298.1084272835" calcext:value-type="float">
            <text:p>1298.1084272835</text:p>
          </table:table-cell>
          <table:table-cell office:value-type="float" office:value="1606.81137678116" calcext:value-type="float">
            <text:p>1606.81137678116</text:p>
          </table:table-cell>
          <table:table-cell office:value-type="string" calcext:value-type="string">
            <text:p>2020-10-22_08-54-5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49.85972714424" calcext:value-type="float">
            <text:p>4449.85972714424</text:p>
          </table:table-cell>
          <table:table-cell office:value-type="float" office:value="3081.31727945505" calcext:value-type="float">
            <text:p>3081.31727945505</text:p>
          </table:table-cell>
          <table:table-cell office:value-type="float" office:value="3719.95944077674" calcext:value-type="float">
            <text:p>3719.95944077674</text:p>
          </table:table-cell>
          <table:table-cell office:value-type="string" calcext:value-type="string">
            <text:p>2020-10-24_18-19-5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247.2031803131" calcext:value-type="float">
            <text:p>15247.2031803131</text:p>
          </table:table-cell>
          <table:table-cell office:value-type="float" office:value="1627.55862859379" calcext:value-type="float">
            <text:p>1627.55862859379</text:p>
          </table:table-cell>
          <table:table-cell office:value-type="float" office:value="2088.63165191834" calcext:value-type="float">
            <text:p>2088.63165191834</text:p>
          </table:table-cell>
          <table:table-cell office:value-type="string" calcext:value-type="string">
            <text:p>2020-10-21_13-09-0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19852.0255599022" calcext:value-type="float">
            <text:p>19852.0255599022</text:p>
          </table:table-cell>
          <table:table-cell office:value-type="float" office:value="2229.66030428933" calcext:value-type="float">
            <text:p>2229.66030428933</text:p>
          </table:table-cell>
          <table:table-cell office:value-type="float" office:value="3135.62501199881" calcext:value-type="float">
            <text:p>3135.62501199881</text:p>
          </table:table-cell>
          <table:table-cell office:value-type="string" calcext:value-type="string">
            <text:p>2020-10-24_08-11-45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3838.92396903038" calcext:value-type="float">
            <text:p>3838.92396903038</text:p>
          </table:table-cell>
          <table:table-cell office:value-type="float" office:value="2991.14523685788" calcext:value-type="float">
            <text:p>2991.14523685788</text:p>
          </table:table-cell>
          <table:table-cell office:value-type="float" office:value="3883.44610436483" calcext:value-type="float">
            <text:p>3883.44610436483</text:p>
          </table:table-cell>
          <table:table-cell office:value-type="string" calcext:value-type="string">
            <text:p>2020-10-19_21-19-03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454.5552449226" calcext:value-type="float">
            <text:p>10454.5552449226</text:p>
          </table:table-cell>
          <table:table-cell office:value-type="float" office:value="1374.15401648993" calcext:value-type="float">
            <text:p>1374.15401648993</text:p>
          </table:table-cell>
          <table:table-cell office:value-type="float" office:value="1833.63262328346" calcext:value-type="float">
            <text:p>1833.63262328346</text:p>
          </table:table-cell>
          <table:table-cell office:value-type="string" calcext:value-type="string">
            <text:p>2020-10-25_01-20-2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14864.4002408981" calcext:value-type="float">
            <text:p>14864.4002408981</text:p>
          </table:table-cell>
          <table:table-cell office:value-type="float" office:value="2066.00096751827" calcext:value-type="float">
            <text:p>2066.00096751827</text:p>
          </table:table-cell>
          <table:table-cell office:value-type="float" office:value="3305.33459493265" calcext:value-type="float">
            <text:p>3305.33459493265</text:p>
          </table:table-cell>
          <table:table-cell office:value-type="string" calcext:value-type="string">
            <text:p>2020-10-22_19-15-06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72.70545864105" calcext:value-type="float">
            <text:p>2872.70545864105</text:p>
          </table:table-cell>
          <table:table-cell office:value-type="float" office:value="1219.35237690068" calcext:value-type="float">
            <text:p>1219.35237690068</text:p>
          </table:table-cell>
          <table:table-cell office:value-type="float" office:value="1949.16835184659" calcext:value-type="float">
            <text:p>1949.16835184659</text:p>
          </table:table-cell>
          <table:table-cell office:value-type="string" calcext:value-type="string">
            <text:p>2020-10-25_16-05-08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138.27291750908" calcext:value-type="float">
            <text:p>4138.27291750908</text:p>
          </table:table-cell>
          <table:table-cell office:value-type="float" office:value="1504.16176658045" calcext:value-type="float">
            <text:p>1504.16176658045</text:p>
          </table:table-cell>
          <table:table-cell office:value-type="float" office:value="1587.23348592618" calcext:value-type="float">
            <text:p>1587.23348592618</text:p>
          </table:table-cell>
          <table:table-cell office:value-type="string" calcext:value-type="string">
            <text:p>2020-10-21_12-00-0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73.46059250832" calcext:value-type="float">
            <text:p>6073.46059250832</text:p>
          </table:table-cell>
          <table:table-cell office:value-type="float" office:value="3987.59982773332" calcext:value-type="float">
            <text:p>3987.59982773332</text:p>
          </table:table-cell>
          <table:table-cell office:value-type="float" office:value="5148.98157216517" calcext:value-type="float">
            <text:p>5148.98157216517</text:p>
          </table:table-cell>
          <table:table-cell office:value-type="string" calcext:value-type="string">
            <text:p>2020-10-22_11-17-56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705.51765275002" calcext:value-type="float">
            <text:p>2705.51765275002</text:p>
          </table:table-cell>
          <table:table-cell office:value-type="float" office:value="4547.72226847664" calcext:value-type="float">
            <text:p>4547.72226847664</text:p>
          </table:table-cell>
          <table:table-cell office:value-type="float" office:value="5233.19277756565" calcext:value-type="float">
            <text:p>5233.19277756565</text:p>
          </table:table-cell>
          <table:table-cell office:value-type="string" calcext:value-type="string">
            <text:p>2020-10-25_15-19-52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443.9165847302" calcext:value-type="float">
            <text:p>15443.9165847302</text:p>
          </table:table-cell>
          <table:table-cell office:value-type="float" office:value="1214.81190531746" calcext:value-type="float">
            <text:p>1214.81190531746</text:p>
          </table:table-cell>
          <table:table-cell office:value-type="float" office:value="1437.92536243434" calcext:value-type="float">
            <text:p>1437.92536243434</text:p>
          </table:table-cell>
          <table:table-cell office:value-type="string" calcext:value-type="string">
            <text:p>2020-10-22_04-37-2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946.5626213551" calcext:value-type="float">
            <text:p>11946.5626213551</text:p>
          </table:table-cell>
          <table:table-cell office:value-type="float" office:value="1471.12263280411" calcext:value-type="float">
            <text:p>1471.12263280411</text:p>
          </table:table-cell>
          <table:table-cell office:value-type="float" office:value="3401.42725699598" calcext:value-type="float">
            <text:p>3401.42725699598</text:p>
          </table:table-cell>
          <table:table-cell office:value-type="string" calcext:value-type="string">
            <text:p>2020-10-21_22-00-51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2512.3975675106" calcext:value-type="float">
            <text:p>2512.3975675106</text:p>
          </table:table-cell>
          <table:table-cell office:value-type="float" office:value="3372.66651953741" calcext:value-type="float">
            <text:p>3372.66651953741</text:p>
          </table:table-cell>
          <table:table-cell office:value-type="float" office:value="3763.99080885826" calcext:value-type="float">
            <text:p>3763.99080885826</text:p>
          </table:table-cell>
          <table:table-cell office:value-type="string" calcext:value-type="string">
            <text:p>2020-10-25_14-37-52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12624.6986680031" calcext:value-type="float">
            <text:p>12624.6986680031</text:p>
          </table:table-cell>
          <table:table-cell office:value-type="float" office:value="929.559239420935" calcext:value-type="float">
            <text:p>929.559239420935</text:p>
          </table:table-cell>
          <table:table-cell office:value-type="float" office:value="1685.46699990093" calcext:value-type="float">
            <text:p>1685.46699990093</text:p>
          </table:table-cell>
          <table:table-cell office:value-type="string" calcext:value-type="string">
            <text:p>2020-10-23_20-00-3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008.7058918476" calcext:value-type="float">
            <text:p>17008.7058918476</text:p>
          </table:table-cell>
          <table:table-cell office:value-type="float" office:value="1080.71035969346" calcext:value-type="float">
            <text:p>1080.71035969346</text:p>
          </table:table-cell>
          <table:table-cell office:value-type="float" office:value="1172.06631235503" calcext:value-type="float">
            <text:p>1172.06631235503</text:p>
          </table:table-cell>
          <table:table-cell office:value-type="string" calcext:value-type="string">
            <text:p>2020-10-25_09-54-1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3528.87810707092" calcext:value-type="float">
            <text:p>3528.87810707092</text:p>
          </table:table-cell>
          <table:table-cell office:value-type="float" office:value="3076.73465563419" calcext:value-type="float">
            <text:p>3076.73465563419</text:p>
          </table:table-cell>
          <table:table-cell office:value-type="float" office:value="3607.49263238659" calcext:value-type="float">
            <text:p>3607.49263238659</text:p>
          </table:table-cell>
          <table:table-cell office:value-type="string" calcext:value-type="string">
            <text:p>2020-10-18_16-26-26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510.3680939674" calcext:value-type="float">
            <text:p>25510.3680939674</text:p>
          </table:table-cell>
          <table:table-cell office:value-type="float" office:value="4633.97857868245" calcext:value-type="float">
            <text:p>4633.97857868245</text:p>
          </table:table-cell>
          <table:table-cell office:value-type="float" office:value="5065.87391617718" calcext:value-type="float">
            <text:p>5065.87391617718</text:p>
          </table:table-cell>
          <table:table-cell office:value-type="string" calcext:value-type="string">
            <text:p>2020-10-19_08-14-39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567.361818552" calcext:value-type="float">
            <text:p>11567.361818552</text:p>
          </table:table-cell>
          <table:table-cell office:value-type="float" office:value="989.8341011978" calcext:value-type="float">
            <text:p>989.8341011978</text:p>
          </table:table-cell>
          <table:table-cell office:value-type="float" office:value="2974.22377041612" calcext:value-type="float">
            <text:p>2974.22377041612</text:p>
          </table:table-cell>
          <table:table-cell office:value-type="string" calcext:value-type="string">
            <text:p>2020-10-17_14-56-56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226.8819835186" calcext:value-type="float">
            <text:p>4226.8819835186</text:p>
          </table:table-cell>
          <table:table-cell office:value-type="float" office:value="1196.14040111743" calcext:value-type="float">
            <text:p>1196.14040111743</text:p>
          </table:table-cell>
          <table:table-cell office:value-type="float" office:value="1848.35316741484" calcext:value-type="float">
            <text:p>1848.35316741484</text:p>
          </table:table-cell>
          <table:table-cell office:value-type="string" calcext:value-type="string">
            <text:p>2020-10-23_10-21-4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389.29058790207" calcext:value-type="float">
            <text:p>7389.29058790207</text:p>
          </table:table-cell>
          <table:table-cell office:value-type="float" office:value="1415.39946833239" calcext:value-type="float">
            <text:p>1415.39946833239</text:p>
          </table:table-cell>
          <table:table-cell office:value-type="float" office:value="2517.35333883733" calcext:value-type="float">
            <text:p>2517.35333883733</text:p>
          </table:table-cell>
          <table:table-cell office:value-type="string" calcext:value-type="string">
            <text:p>2020-10-23_23-31-1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516.8270452023" calcext:value-type="float">
            <text:p>22516.8270452023</text:p>
          </table:table-cell>
          <table:table-cell office:value-type="float" office:value="2642.34570165662" calcext:value-type="float">
            <text:p>2642.34570165662</text:p>
          </table:table-cell>
          <table:table-cell office:value-type="float" office:value="3717.60623827372" calcext:value-type="float">
            <text:p>3717.60623827372</text:p>
          </table:table-cell>
          <table:table-cell office:value-type="string" calcext:value-type="string">
            <text:p>2020-10-18_17-27-06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6762.4149656296" calcext:value-type="float">
            <text:p>16762.4149656296</text:p>
          </table:table-cell>
          <table:table-cell office:value-type="float" office:value="1440.66628269556" calcext:value-type="float">
            <text:p>1440.66628269556</text:p>
          </table:table-cell>
          <table:table-cell office:value-type="float" office:value="1569.42694304967" calcext:value-type="float">
            <text:p>1569.42694304967</text:p>
          </table:table-cell>
          <table:table-cell office:value-type="string" calcext:value-type="string">
            <text:p>2020-10-23_01-36-2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626.3447520733" calcext:value-type="float">
            <text:p>16626.3447520733</text:p>
          </table:table-cell>
          <table:table-cell office:value-type="float" office:value="988.862718127925" calcext:value-type="float">
            <text:p>988.862718127925</text:p>
          </table:table-cell>
          <table:table-cell office:value-type="float" office:value="1195.00866893244" calcext:value-type="float">
            <text:p>1195.00866893244</text:p>
          </table:table-cell>
          <table:table-cell office:value-type="string" calcext:value-type="string">
            <text:p>2020-10-24_13-42-4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723.5721538067" calcext:value-type="float">
            <text:p>11723.5721538067</text:p>
          </table:table-cell>
          <table:table-cell office:value-type="float" office:value="2495.03528547356" calcext:value-type="float">
            <text:p>2495.03528547356</text:p>
          </table:table-cell>
          <table:table-cell office:value-type="float" office:value="2507.9107065306" calcext:value-type="float">
            <text:p>2507.9107065306</text:p>
          </table:table-cell>
          <table:table-cell office:value-type="string" calcext:value-type="string">
            <text:p>2020-10-18_01-24-4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5478.19654273987" calcext:value-type="float">
            <text:p>5478.19654273987</text:p>
          </table:table-cell>
          <table:table-cell office:value-type="float" office:value="3088.21929202379" calcext:value-type="float">
            <text:p>3088.21929202379</text:p>
          </table:table-cell>
          <table:table-cell office:value-type="float" office:value="4097.36625612777" calcext:value-type="float">
            <text:p>4097.36625612777</text:p>
          </table:table-cell>
          <table:table-cell office:value-type="string" calcext:value-type="string">
            <text:p>2020-10-22_01-20-0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90.1668348312" calcext:value-type="float">
            <text:p>17690.1668348312</text:p>
          </table:table-cell>
          <table:table-cell office:value-type="float" office:value="1556.60800760828" calcext:value-type="float">
            <text:p>1556.60800760828</text:p>
          </table:table-cell>
          <table:table-cell office:value-type="float" office:value="1689.10037883614" calcext:value-type="float">
            <text:p>1689.10037883614</text:p>
          </table:table-cell>
          <table:table-cell office:value-type="string" calcext:value-type="string">
            <text:p>2020-10-20_05-56-4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144.0198755264" calcext:value-type="float">
            <text:p>10144.0198755264</text:p>
          </table:table-cell>
          <table:table-cell office:value-type="float" office:value="2423.00012102737" calcext:value-type="float">
            <text:p>2423.00012102737</text:p>
          </table:table-cell>
          <table:table-cell office:value-type="float" office:value="3218.46877960735" calcext:value-type="float">
            <text:p>3218.46877960735</text:p>
          </table:table-cell>
          <table:table-cell office:value-type="string" calcext:value-type="string">
            <text:p>2020-10-19_22-23-0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22722.3028731346" calcext:value-type="float">
            <text:p>22722.3028731346</text:p>
          </table:table-cell>
          <table:table-cell office:value-type="float" office:value="2309.20211071987" calcext:value-type="float">
            <text:p>2309.20211071987</text:p>
          </table:table-cell>
          <table:table-cell office:value-type="float" office:value="3709.63789753894" calcext:value-type="float">
            <text:p>3709.63789753894</text:p>
          </table:table-cell>
          <table:table-cell office:value-type="string" calcext:value-type="string">
            <text:p>2020-10-25_17-51-31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28.46427249908" calcext:value-type="float">
            <text:p>4028.46427249908</text:p>
          </table:table-cell>
          <table:table-cell office:value-type="float" office:value="1424.9772181848" calcext:value-type="float">
            <text:p>1424.9772181848</text:p>
          </table:table-cell>
          <table:table-cell office:value-type="float" office:value="1765.89907573647" calcext:value-type="float">
            <text:p>1765.89907573647</text:p>
          </table:table-cell>
          <table:table-cell office:value-type="string" calcext:value-type="string">
            <text:p>2020-10-19_20-11-46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16770.4670755863" calcext:value-type="float">
            <text:p>16770.4670755863</text:p>
          </table:table-cell>
          <table:table-cell office:value-type="float" office:value="2869.47020503496" calcext:value-type="float">
            <text:p>2869.47020503496</text:p>
          </table:table-cell>
          <table:table-cell office:value-type="float" office:value="3803.97365287986" calcext:value-type="float">
            <text:p>3803.97365287986</text:p>
          </table:table-cell>
          <table:table-cell office:value-type="string" calcext:value-type="string">
            <text:p>2020-10-20_01-14-4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4211.43405508995" calcext:value-type="float">
            <text:p>4211.43405508995</text:p>
          </table:table-cell>
          <table:table-cell office:value-type="float" office:value="4571.60010626229" calcext:value-type="float">
            <text:p>4571.60010626229</text:p>
          </table:table-cell>
          <table:table-cell office:value-type="float" office:value="6136.43699492152" calcext:value-type="float">
            <text:p>6136.43699492152</text:p>
          </table:table-cell>
          <table:table-cell office:value-type="string" calcext:value-type="string">
            <text:p>2020-10-25_08-43-5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516.1747162342" calcext:value-type="float">
            <text:p>17516.1747162342</text:p>
          </table:table-cell>
          <table:table-cell office:value-type="float" office:value="1452.64913968325" calcext:value-type="float">
            <text:p>1452.64913968325</text:p>
          </table:table-cell>
          <table:table-cell office:value-type="float" office:value="1635.84945656792" calcext:value-type="float">
            <text:p>1635.84945656792</text:p>
          </table:table-cell>
          <table:table-cell office:value-type="string" calcext:value-type="string">
            <text:p>2020-10-18_11-34-22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953.2106494904" calcext:value-type="float">
            <text:p>25953.2106494904</text:p>
          </table:table-cell>
          <table:table-cell office:value-type="float" office:value="3197.32163693403" calcext:value-type="float">
            <text:p>3197.32163693403</text:p>
          </table:table-cell>
          <table:table-cell office:value-type="float" office:value="3479.36156143878" calcext:value-type="float">
            <text:p>3479.36156143878</text:p>
          </table:table-cell>
          <table:table-cell office:value-type="string" calcext:value-type="string">
            <text:p>2020-10-20_20-24-2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7362.9494786263" calcext:value-type="float">
            <text:p>17362.9494786263</text:p>
          </table:table-cell>
          <table:table-cell office:value-type="float" office:value="3756.03820510134" calcext:value-type="float">
            <text:p>3756.03820510134</text:p>
          </table:table-cell>
          <table:table-cell office:value-type="float" office:value="4511.20256670258" calcext:value-type="float">
            <text:p>4511.20256670258</text:p>
          </table:table-cell>
          <table:table-cell office:value-type="string" calcext:value-type="string">
            <text:p>2020-10-19_15-22-09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257.4718995094" calcext:value-type="float">
            <text:p>13257.4718995094</text:p>
          </table:table-cell>
          <table:table-cell office:value-type="float" office:value="1936.1310919805" calcext:value-type="float">
            <text:p>1936.1310919805</text:p>
          </table:table-cell>
          <table:table-cell office:value-type="float" office:value="2087.73252312794" calcext:value-type="float">
            <text:p>2087.73252312794</text:p>
          </table:table-cell>
          <table:table-cell office:value-type="string" calcext:value-type="string">
            <text:p>2020-10-25_03-14-4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43.16265439987" calcext:value-type="float">
            <text:p>2843.16265439987</text:p>
          </table:table-cell>
          <table:table-cell office:value-type="float" office:value="1686.26546782336" calcext:value-type="float">
            <text:p>1686.26546782336</text:p>
          </table:table-cell>
          <table:table-cell office:value-type="float" office:value="1795.20747023273" calcext:value-type="float">
            <text:p>1795.20747023273</text:p>
          </table:table-cell>
          <table:table-cell office:value-type="string" calcext:value-type="string">
            <text:p>2020-10-26_03-48-3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711.44862484932" calcext:value-type="float">
            <text:p>2711.44862484932</text:p>
          </table:table-cell>
          <table:table-cell office:value-type="float" office:value="2733.18462960757" calcext:value-type="float">
            <text:p>2733.18462960757</text:p>
          </table:table-cell>
          <table:table-cell office:value-type="float" office:value="3519.56107764533" calcext:value-type="float">
            <text:p>3519.56107764533</text:p>
          </table:table-cell>
          <table:table-cell office:value-type="string" calcext:value-type="string">
            <text:p>2020-10-25_06-55-5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33.80779719353" calcext:value-type="float">
            <text:p>3433.80779719353</text:p>
          </table:table-cell>
          <table:table-cell office:value-type="float" office:value="914.063858317101" calcext:value-type="float">
            <text:p>914.063858317101</text:p>
          </table:table-cell>
          <table:table-cell office:value-type="float" office:value="1053.73880043022" calcext:value-type="float">
            <text:p>1053.73880043022</text:p>
          </table:table-cell>
          <table:table-cell office:value-type="string" calcext:value-type="string">
            <text:p>2020-10-26_04-36-0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3396.92023062706" calcext:value-type="float">
            <text:p>3396.92023062706</text:p>
          </table:table-cell>
          <table:table-cell office:value-type="float" office:value="3357.60729222172" calcext:value-type="float">
            <text:p>3357.60729222172</text:p>
          </table:table-cell>
          <table:table-cell office:value-type="float" office:value="3406.3082493171" calcext:value-type="float">
            <text:p>3406.3082493171</text:p>
          </table:table-cell>
          <table:table-cell office:value-type="string" calcext:value-type="string">
            <text:p>2020-10-25_16-53-08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2495.29127931595" calcext:value-type="float">
            <text:p>2495.29127931595</text:p>
          </table:table-cell>
          <table:table-cell office:value-type="float" office:value="1373.77328039504" calcext:value-type="float">
            <text:p>1373.77328039504</text:p>
          </table:table-cell>
          <table:table-cell office:value-type="float" office:value="1583.37674674253" calcext:value-type="float">
            <text:p>1583.37674674253</text:p>
          </table:table-cell>
          <table:table-cell office:value-type="string" calcext:value-type="string">
            <text:p>2020-10-24_21-42-34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19955.9185569286" calcext:value-type="float">
            <text:p>19955.9185569286</text:p>
          </table:table-cell>
          <table:table-cell office:value-type="float" office:value="3034.39145334265" calcext:value-type="float">
            <text:p>3034.39145334265</text:p>
          </table:table-cell>
          <table:table-cell office:value-type="float" office:value="4588.93022164428" calcext:value-type="float">
            <text:p>4588.93022164428</text:p>
          </table:table-cell>
          <table:table-cell office:value-type="string" calcext:value-type="string">
            <text:p>2020-10-23_14-26-2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45.24687027931" calcext:value-type="float">
            <text:p>3345.24687027931</text:p>
          </table:table-cell>
          <table:table-cell office:value-type="float" office:value="1681.98474484793" calcext:value-type="float">
            <text:p>1681.98474484793</text:p>
          </table:table-cell>
          <table:table-cell office:value-type="float" office:value="1849.12635872705" calcext:value-type="float">
            <text:p>1849.12635872705</text:p>
          </table:table-cell>
          <table:table-cell office:value-type="string" calcext:value-type="string">
            <text:p>2020-10-23_13-28-0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2667.01766490936" calcext:value-type="float">
            <text:p>2667.01766490936</text:p>
          </table:table-cell>
          <table:table-cell office:value-type="float" office:value="2114.83672849265" calcext:value-type="float">
            <text:p>2114.83672849265</text:p>
          </table:table-cell>
          <table:table-cell office:value-type="float" office:value="2263.57413461215" calcext:value-type="float">
            <text:p>2263.57413461215</text:p>
          </table:table-cell>
          <table:table-cell office:value-type="string" calcext:value-type="string">
            <text:p>2020-10-26_03-04-04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781.15197277069" calcext:value-type="float">
            <text:p>8781.15197277069</text:p>
          </table:table-cell>
          <table:table-cell office:value-type="float" office:value="3851.72668894745" calcext:value-type="float">
            <text:p>3851.72668894745</text:p>
          </table:table-cell>
          <table:table-cell office:value-type="float" office:value="4165.88329930234" calcext:value-type="float">
            <text:p>4165.88329930234</text:p>
          </table:table-cell>
          <table:table-cell office:value-type="string" calcext:value-type="string">
            <text:p>2020-10-19_04-03-20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508.8877763748" calcext:value-type="float">
            <text:p>15508.8877763748</text:p>
          </table:table-cell>
          <table:table-cell office:value-type="float" office:value="1614.96186011621" calcext:value-type="float">
            <text:p>1614.96186011621</text:p>
          </table:table-cell>
          <table:table-cell office:value-type="float" office:value="2561.87125720562" calcext:value-type="float">
            <text:p>2561.87125720562</text:p>
          </table:table-cell>
          <table:table-cell office:value-type="string" calcext:value-type="string">
            <text:p>2020-10-18_23-44-42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4036.60116171837" calcext:value-type="float">
            <text:p>4036.60116171837</text:p>
          </table:table-cell>
          <table:table-cell office:value-type="float" office:value="1498.44502787006" calcext:value-type="float">
            <text:p>1498.44502787006</text:p>
          </table:table-cell>
          <table:table-cell office:value-type="float" office:value="1560.32484071795" calcext:value-type="float">
            <text:p>1560.32484071795</text:p>
          </table:table-cell>
          <table:table-cell office:value-type="string" calcext:value-type="string">
            <text:p>2020-10-22_03-29-55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945.06234073639" calcext:value-type="float">
            <text:p>6945.06234073639</text:p>
          </table:table-cell>
          <table:table-cell office:value-type="float" office:value="1613.27793552671" calcext:value-type="float">
            <text:p>1613.27793552671</text:p>
          </table:table-cell>
          <table:table-cell office:value-type="float" office:value="1613.42981314834" calcext:value-type="float">
            <text:p>1613.42981314834</text:p>
          </table:table-cell>
          <table:table-cell office:value-type="string" calcext:value-type="string">
            <text:p>2020-10-23_11-32-16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974.42192864418" calcext:value-type="float">
            <text:p>3974.42192864418</text:p>
          </table:table-cell>
          <table:table-cell office:value-type="float" office:value="1399.6719598142" calcext:value-type="float">
            <text:p>1399.6719598142</text:p>
          </table:table-cell>
          <table:table-cell office:value-type="float" office:value="2024.00689694057" calcext:value-type="float">
            <text:p>2024.00689694057</text:p>
          </table:table-cell>
          <table:table-cell office:value-type="string" calcext:value-type="string">
            <text:p>2020-10-24_01-34-22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4958.38394618034" calcext:value-type="float">
            <text:p>4958.38394618034</text:p>
          </table:table-cell>
          <table:table-cell office:value-type="float" office:value="1794.65687231541" calcext:value-type="float">
            <text:p>1794.65687231541</text:p>
          </table:table-cell>
          <table:table-cell office:value-type="float" office:value="1859.10789957576" calcext:value-type="float">
            <text:p>1859.10789957576</text:p>
          </table:table-cell>
          <table:table-cell office:value-type="string" calcext:value-type="string">
            <text:p>2020-10-22_09-55-09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41.2307627201" calcext:value-type="float">
            <text:p>15141.2307627201</text:p>
          </table:table-cell>
          <table:table-cell office:value-type="float" office:value="891.410205423143" calcext:value-type="float">
            <text:p>891.410205423143</text:p>
          </table:table-cell>
          <table:table-cell office:value-type="float" office:value="1111.05827289601" calcext:value-type="float">
            <text:p>1111.05827289601</text:p>
          </table:table-cell>
          <table:table-cell office:value-type="string" calcext:value-type="string">
            <text:p>2020-10-20_16-09-32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136.23031783104" calcext:value-type="float">
            <text:p>6136.23031783104</text:p>
          </table:table-cell>
          <table:table-cell office:value-type="float" office:value="1076.88213350366" calcext:value-type="float">
            <text:p>1076.88213350366</text:p>
          </table:table-cell>
          <table:table-cell office:value-type="float" office:value="1783.47450081713" calcext:value-type="float">
            <text:p>1783.47450081713</text:p>
          </table:table-cell>
          <table:table-cell office:value-type="string" calcext:value-type="string">
            <text:p>2020-10-19_06-29-5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273.08035898209" calcext:value-type="float">
            <text:p>3273.08035898209</text:p>
          </table:table-cell>
          <table:table-cell office:value-type="float" office:value="1680.92014890714" calcext:value-type="float">
            <text:p>1680.92014890714</text:p>
          </table:table-cell>
          <table:table-cell office:value-type="float" office:value="2117.51656732069" calcext:value-type="float">
            <text:p>2117.51656732069</text:p>
          </table:table-cell>
          <table:table-cell office:value-type="string" calcext:value-type="string">
            <text:p>2020-10-21_21-04-26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float" office:value="10563.9107086658" calcext:value-type="float">
            <text:p>10563.9107086658</text:p>
          </table:table-cell>
          <table:table-cell office:value-type="float" office:value="2790.11704448841" calcext:value-type="float">
            <text:p>2790.11704448841</text:p>
          </table:table-cell>
          <table:table-cell office:value-type="float" office:value="3452.10192625407" calcext:value-type="float">
            <text:p>3452.10192625407</text:p>
          </table:table-cell>
          <table:table-cell office:value-type="string" calcext:value-type="string">
            <text:p>2020-10-24_22-24-1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640.0928575993" calcext:value-type="float">
            <text:p>14640.0928575993</text:p>
          </table:table-cell>
          <table:table-cell office:value-type="float" office:value="1532.98708836741" calcext:value-type="float">
            <text:p>1532.98708836741</text:p>
          </table:table-cell>
          <table:table-cell office:value-type="float" office:value="3321.97610150659" calcext:value-type="float">
            <text:p>3321.97610150659</text:p>
          </table:table-cell>
          <table:table-cell office:value-type="string" calcext:value-type="string">
            <text:p>2020-10-23_06-17-4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759.0370817184" calcext:value-type="float">
            <text:p>22759.0370817184</text:p>
          </table:table-cell>
          <table:table-cell office:value-type="float" office:value="2201.6753666936" calcext:value-type="float">
            <text:p>2201.6753666936</text:p>
          </table:table-cell>
          <table:table-cell office:value-type="float" office:value="3409.69577480245" calcext:value-type="float">
            <text:p>3409.69577480245</text:p>
          </table:table-cell>
          <table:table-cell office:value-type="string" calcext:value-type="string">
            <text:p>2020-10-18_04-42-00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64.38043403625" calcext:value-type="float">
            <text:p>1964.38043403625</text:p>
          </table:table-cell>
          <table:table-cell office:value-type="float" office:value="1580.29509067698" calcext:value-type="float">
            <text:p>1580.29509067698</text:p>
          </table:table-cell>
          <table:table-cell office:value-type="float" office:value="2071.49182174999" calcext:value-type="float">
            <text:p>2071.49182174999</text:p>
          </table:table-cell>
          <table:table-cell office:value-type="string" calcext:value-type="string">
            <text:p>2020-10-18_11-01-29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302.09206986427" calcext:value-type="float">
            <text:p>2302.09206986427</text:p>
          </table:table-cell>
          <table:table-cell office:value-type="float" office:value="3046.49365404608" calcext:value-type="float">
            <text:p>3046.49365404608</text:p>
          </table:table-cell>
          <table:table-cell office:value-type="float" office:value="3717.04066818626" calcext:value-type="float">
            <text:p>3717.04066818626</text:p>
          </table:table-cell>
          <table:table-cell office:value-type="string" calcext:value-type="string">
            <text:p>2020-10-22_02-51-29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021.0889918804" calcext:value-type="float">
            <text:p>30021.0889918804</text:p>
          </table:table-cell>
          <table:table-cell office:value-type="float" office:value="3047.01582057939" calcext:value-type="float">
            <text:p>3047.01582057939</text:p>
          </table:table-cell>
          <table:table-cell office:value-type="float" office:value="4749.23478153912" calcext:value-type="float">
            <text:p>4749.23478153912</text:p>
          </table:table-cell>
          <table:table-cell office:value-type="string" calcext:value-type="string">
            <text:p>2020-10-21_03-39-34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700.04680848122" calcext:value-type="float">
            <text:p>7700.04680848122</text:p>
          </table:table-cell>
          <table:table-cell office:value-type="float" office:value="1380.81544688336" calcext:value-type="float">
            <text:p>1380.81544688336</text:p>
          </table:table-cell>
          <table:table-cell office:value-type="float" office:value="1623.89393206727" calcext:value-type="float">
            <text:p>1623.89393206727</text:p>
          </table:table-cell>
          <table:table-cell office:value-type="string" calcext:value-type="string">
            <text:p>2020-10-24_19-34-10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569.5586693287" calcext:value-type="float">
            <text:p>19569.5586693287</text:p>
          </table:table-cell>
          <table:table-cell office:value-type="float" office:value="2934.73973416341" calcext:value-type="float">
            <text:p>2934.73973416341</text:p>
          </table:table-cell>
          <table:table-cell office:value-type="float" office:value="4612.19587683091" calcext:value-type="float">
            <text:p>4612.19587683091</text:p>
          </table:table-cell>
          <table:table-cell office:value-type="string" calcext:value-type="string">
            <text:p>2020-10-24_02-43-08</text:p>
          </table:table-cell>
        </table:table-row>
      </table:table>
      <table:named-expressions/>
      <table:database-ranges>
        <table:database-range table:name="__Anonymous_Sheet_DB__0" table:target-range-address="output.A1:output.S67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number of neurons'.A1:'number of neurons'.F15" table:buttons="'number of neurons'.A2 'number of neurons'.B2 'number of neurons'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 neurons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set principle elements negative'.A1:'set principle elements negative'.F9" table:buttons="'set principle elements negative'.A2 'set principle elements negative'.B2 'set principle elements negative'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t principle diagonal elements of W negative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optimize y0'.A1:'optimize y0'.F9" table:buttons="'optimize y0'.A2 'optimize y0'.B2 'optimize y0'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imize y0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optimize state boundaries'.A1:'optimize state boundaries'.F9" table:buttons="'optimize state boundaries'.A2 'optimize state boundaries'.B2 'optimize state boundaries'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imize state boundaries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clipping range'.A1:'clipping range'.F12" table:buttons="'clipping range'.A2 'clipping range'.B2 'clipping range'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pping rang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opulation size'.A1:'population size'.F12" table:buttons="'population size'.A2 'population size'.B2 'population size'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pulation size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sigma.A1:sigma.F12" table:buttons="sigma.A2 sigma.B2 sigma.C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ma" table:orientation="row" table:used-hierarchy="0" table:function="auto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total.A1:total.E6" table:buttons="total.A2 total.B1" table:show-filter-button="false" table:drill-down-on-double-click="false">
          <table:source-cell-range table:cell-range-address="output.A1:output.S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max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count">
            <table:data-pilot-level table:show-empty="false" calcext:repeat-item-labels="false">
              <table:data-pilot-members>
                <table:data-pilot-member table:name="1053.73880043022" table:display="true" table:show-details="true"/>
                <table:data-pilot-member table:name="1111.05827289601" table:display="true" table:show-details="true"/>
                <table:data-pilot-member table:name="1172.06631235503" table:display="true" table:show-details="true"/>
                <table:data-pilot-member table:name="1195.00866893244" table:display="true" table:show-details="true"/>
                <table:data-pilot-member table:name="1383.11025081843" table:display="true" table:show-details="true"/>
                <table:data-pilot-member table:name="1432.81379675459" table:display="true" table:show-details="true"/>
                <table:data-pilot-member table:name="1437.92536243434" table:display="true" table:show-details="true"/>
                <table:data-pilot-member table:name="1548.44643124389" table:display="true" table:show-details="true"/>
                <table:data-pilot-member table:name="1552.70243992437" table:display="true" table:show-details="true"/>
                <table:data-pilot-member table:name="1560.32484071795" table:display="true" table:show-details="true"/>
                <table:data-pilot-member table:name="1565.95446630667" table:display="true" table:show-details="true"/>
                <table:data-pilot-member table:name="1569.42694304967" table:display="true" table:show-details="true"/>
                <table:data-pilot-member table:name="1583.37674674253" table:display="true" table:show-details="true"/>
                <table:data-pilot-member table:name="1587.23348592618" table:display="true" table:show-details="true"/>
                <table:data-pilot-member table:name="1592.3675962413" table:display="true" table:show-details="true"/>
                <table:data-pilot-member table:name="1606.81137678116" table:display="true" table:show-details="true"/>
                <table:data-pilot-member table:name="1613.42981314834" table:display="true" table:show-details="true"/>
                <table:data-pilot-member table:name="1619.09207955935" table:display="true" table:show-details="true"/>
                <table:data-pilot-member table:name="1623.89393206727" table:display="true" table:show-details="true"/>
                <table:data-pilot-member table:name="1624.69894607754" table:display="true" table:show-details="true"/>
                <table:data-pilot-member table:name="1635.84945656792" table:display="true" table:show-details="true"/>
                <table:data-pilot-member table:name="1658.25286279013" table:display="true" table:show-details="true"/>
                <table:data-pilot-member table:name="1685.46699990093" table:display="true" table:show-details="true"/>
                <table:data-pilot-member table:name="1689.10037883614" table:display="true" table:show-details="true"/>
                <table:data-pilot-member table:name="1765.89907573647" table:display="true" table:show-details="true"/>
                <table:data-pilot-member table:name="1783.47450081713" table:display="true" table:show-details="true"/>
                <table:data-pilot-member table:name="1795.20747023273" table:display="true" table:show-details="true"/>
                <table:data-pilot-member table:name="1833.63262328346" table:display="true" table:show-details="true"/>
                <table:data-pilot-member table:name="1848.35316741484" table:display="true" table:show-details="true"/>
                <table:data-pilot-member table:name="1849.12635872705" table:display="true" table:show-details="true"/>
                <table:data-pilot-member table:name="1859.10789957576" table:display="true" table:show-details="true"/>
                <table:data-pilot-member table:name="1901.8611277643" table:display="true" table:show-details="true"/>
                <table:data-pilot-member table:name="1913.05949341437" table:display="true" table:show-details="true"/>
                <table:data-pilot-member table:name="1934.7677895848" table:display="true" table:show-details="true"/>
                <table:data-pilot-member table:name="1949.16835184659" table:display="true" table:show-details="true"/>
                <table:data-pilot-member table:name="2024.00689694057" table:display="true" table:show-details="true"/>
                <table:data-pilot-member table:name="2068.48711281814" table:display="true" table:show-details="true"/>
                <table:data-pilot-member table:name="2071.49182174999" table:display="true" table:show-details="true"/>
                <table:data-pilot-member table:name="2087.73252312794" table:display="true" table:show-details="true"/>
                <table:data-pilot-member table:name="2088.63165191834" table:display="true" table:show-details="true"/>
                <table:data-pilot-member table:name="2117.51656732069" table:display="true" table:show-details="true"/>
                <table:data-pilot-member table:name="2158.23272638887" table:display="true" table:show-details="true"/>
                <table:data-pilot-member table:name="2168.64338976488" table:display="true" table:show-details="true"/>
                <table:data-pilot-member table:name="2195.92570287737" table:display="true" table:show-details="true"/>
                <table:data-pilot-member table:name="2263.57413461215" table:display="true" table:show-details="true"/>
                <table:data-pilot-member table:name="2273.61223645428" table:display="true" table:show-details="true"/>
                <table:data-pilot-member table:name="2275.69389017391" table:display="true" table:show-details="true"/>
                <table:data-pilot-member table:name="2433.8754227645" table:display="true" table:show-details="true"/>
                <table:data-pilot-member table:name="2507.9107065306" table:display="true" table:show-details="true"/>
                <table:data-pilot-member table:name="2517.35333883733" table:display="true" table:show-details="true"/>
                <table:data-pilot-member table:name="2561.87125720562" table:display="true" table:show-details="true"/>
                <table:data-pilot-member table:name="2583.7277629799" table:display="true" table:show-details="true"/>
                <table:data-pilot-member table:name="2702.80844865918" table:display="true" table:show-details="true"/>
                <table:data-pilot-member table:name="2755.2016595427" table:display="true" table:show-details="true"/>
                <table:data-pilot-member table:name="2917.08357615944" table:display="true" table:show-details="true"/>
                <table:data-pilot-member table:name="2974.22377041612" table:display="true" table:show-details="true"/>
                <table:data-pilot-member table:name="3056.49050305228" table:display="true" table:show-details="true"/>
                <table:data-pilot-member table:name="3096.65648775266" table:display="true" table:show-details="true"/>
                <table:data-pilot-member table:name="3135.62501199881" table:display="true" table:show-details="true"/>
                <table:data-pilot-member table:name="3218.46877960735" table:display="true" table:show-details="true"/>
                <table:data-pilot-member table:name="3305.33459493265" table:display="true" table:show-details="true"/>
                <table:data-pilot-member table:name="3321.97610150659" table:display="true" table:show-details="true"/>
                <table:data-pilot-member table:name="3401.42725699598" table:display="true" table:show-details="true"/>
                <table:data-pilot-member table:name="3406.3082493171" table:display="true" table:show-details="true"/>
                <table:data-pilot-member table:name="3409.69577480245" table:display="true" table:show-details="true"/>
                <table:data-pilot-member table:name="3429.34338397964" table:display="true" table:show-details="true"/>
                <table:data-pilot-member table:name="3452.10192625407" table:display="true" table:show-details="true"/>
                <table:data-pilot-member table:name="3479.36156143878" table:display="true" table:show-details="true"/>
                <table:data-pilot-member table:name="3519.56107764533" table:display="true" table:show-details="true"/>
                <table:data-pilot-member table:name="3584.60469287228" table:display="true" table:show-details="true"/>
                <table:data-pilot-member table:name="3599.65576617367" table:display="true" table:show-details="true"/>
                <table:data-pilot-member table:name="3607.49263238659" table:display="true" table:show-details="true"/>
                <table:data-pilot-member table:name="3629.0856161574" table:display="true" table:show-details="true"/>
                <table:data-pilot-member table:name="3668.96554688286" table:display="true" table:show-details="true"/>
                <table:data-pilot-member table:name="3685.29209665132" table:display="true" table:show-details="true"/>
                <table:data-pilot-member table:name="3709.63789753894" table:display="true" table:show-details="true"/>
                <table:data-pilot-member table:name="3717.04066818626" table:display="true" table:show-details="true"/>
                <table:data-pilot-member table:name="3717.60623827372" table:display="true" table:show-details="true"/>
                <table:data-pilot-member table:name="3719.95944077674" table:display="true" table:show-details="true"/>
                <table:data-pilot-member table:name="3726.36694790006" table:display="true" table:show-details="true"/>
                <table:data-pilot-member table:name="3753.3016292301" table:display="true" table:show-details="true"/>
                <table:data-pilot-member table:name="3763.99080885826" table:display="true" table:show-details="true"/>
                <table:data-pilot-member table:name="3803.97365287986" table:display="true" table:show-details="true"/>
                <table:data-pilot-member table:name="3883.44610436483" table:display="true" table:show-details="true"/>
                <table:data-pilot-member table:name="4097.36625612777" table:display="true" table:show-details="true"/>
                <table:data-pilot-member table:name="4130.64123165865" table:display="true" table:show-details="true"/>
                <table:data-pilot-member table:name="4165.88329930234" table:display="true" table:show-details="true"/>
                <table:data-pilot-member table:name="4511.20256670258" table:display="true" table:show-details="true"/>
                <table:data-pilot-member table:name="4588.93022164428" table:display="true" table:show-details="true"/>
                <table:data-pilot-member table:name="4612.19587683091" table:display="true" table:show-details="true"/>
                <table:data-pilot-member table:name="4749.23478153912" table:display="true" table:show-details="true"/>
                <table:data-pilot-member table:name="5065.87391617718" table:display="true" table:show-details="true"/>
                <table:data-pilot-member table:name="5148.98157216517" table:display="true" table:show-details="true"/>
                <table:data-pilot-member table:name="5212.5137241036" table:display="true" table:show-details="true"/>
                <table:data-pilot-member table:name="5233.19277756565" table:display="true" table:show-details="true"/>
                <table:data-pilot-member table:name="6136.43699492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 time" table:orientation="data" table:used-hierarchy="0" table:function="average">
            <table:data-pilot-level table:show-empty="false" calcext:repeat-item-labels="false">
              <table:data-pilot-members>
                <table:data-pilot-member table:name="1964.38043403625" table:display="true" table:show-details="true"/>
                <table:data-pilot-member table:name="2265.34200596809" table:display="true" table:show-details="true"/>
                <table:data-pilot-member table:name="2302.09206986427" table:display="true" table:show-details="true"/>
                <table:data-pilot-member table:name="2495.29127931595" table:display="true" table:show-details="true"/>
                <table:data-pilot-member table:name="2512.3975675106" table:display="true" table:show-details="true"/>
                <table:data-pilot-member table:name="2667.01766490936" table:display="true" table:show-details="true"/>
                <table:data-pilot-member table:name="2705.51765275002" table:display="true" table:show-details="true"/>
                <table:data-pilot-member table:name="2711.44862484932" table:display="true" table:show-details="true"/>
                <table:data-pilot-member table:name="2743.66856503487" table:display="true" table:show-details="true"/>
                <table:data-pilot-member table:name="2804.52800607681" table:display="true" table:show-details="true"/>
                <table:data-pilot-member table:name="2843.16265439987" table:display="true" table:show-details="true"/>
                <table:data-pilot-member table:name="2872.70545864105" table:display="true" table:show-details="true"/>
                <table:data-pilot-member table:name="2883.74389052391" table:display="true" table:show-details="true"/>
                <table:data-pilot-member table:name="2954.12688732147" table:display="true" table:show-details="true"/>
                <table:data-pilot-member table:name="2954.26352262497" table:display="true" table:show-details="true"/>
                <table:data-pilot-member table:name="3173.46204638481" table:display="true" table:show-details="true"/>
                <table:data-pilot-member table:name="3252.82608032227" table:display="true" table:show-details="true"/>
                <table:data-pilot-member table:name="3256.88052225113" table:display="true" table:show-details="true"/>
                <table:data-pilot-member table:name="3273.08035898209" table:display="true" table:show-details="true"/>
                <table:data-pilot-member table:name="3328.12219619751" table:display="true" table:show-details="true"/>
                <table:data-pilot-member table:name="3345.24687027931" table:display="true" table:show-details="true"/>
                <table:data-pilot-member table:name="3396.92023062706" table:display="true" table:show-details="true"/>
                <table:data-pilot-member table:name="3433.80779719353" table:display="true" table:show-details="true"/>
                <table:data-pilot-member table:name="3528.87810707092" table:display="true" table:show-details="true"/>
                <table:data-pilot-member table:name="3613.9430744648" table:display="true" table:show-details="true"/>
                <table:data-pilot-member table:name="3758.13808631897" table:display="true" table:show-details="true"/>
                <table:data-pilot-member table:name="3838.92396903038" table:display="true" table:show-details="true"/>
                <table:data-pilot-member table:name="3966.28277397156" table:display="true" table:show-details="true"/>
                <table:data-pilot-member table:name="3974.42192864418" table:display="true" table:show-details="true"/>
                <table:data-pilot-member table:name="4028.46427249908" table:display="true" table:show-details="true"/>
                <table:data-pilot-member table:name="4036.60116171837" table:display="true" table:show-details="true"/>
                <table:data-pilot-member table:name="4138.27291750908" table:display="true" table:show-details="true"/>
                <table:data-pilot-member table:name="4211.43405508995" table:display="true" table:show-details="true"/>
                <table:data-pilot-member table:name="4226.8819835186" table:display="true" table:show-details="true"/>
                <table:data-pilot-member table:name="4397.42557644844" table:display="true" table:show-details="true"/>
                <table:data-pilot-member table:name="4449.85972714424" table:display="true" table:show-details="true"/>
                <table:data-pilot-member table:name="4520.26185107231" table:display="true" table:show-details="true"/>
                <table:data-pilot-member table:name="4958.38394618034" table:display="true" table:show-details="true"/>
                <table:data-pilot-member table:name="4967.89985656738" table:display="true" table:show-details="true"/>
                <table:data-pilot-member table:name="5478.19654273987" table:display="true" table:show-details="true"/>
                <table:data-pilot-member table:name="6073.46059250832" table:display="true" table:show-details="true"/>
                <table:data-pilot-member table:name="6136.23031783104" table:display="true" table:show-details="true"/>
                <table:data-pilot-member table:name="6945.06234073639" table:display="true" table:show-details="true"/>
                <table:data-pilot-member table:name="6981.9954264164" table:display="true" table:show-details="true"/>
                <table:data-pilot-member table:name="7295.7347638607" table:display="true" table:show-details="true"/>
                <table:data-pilot-member table:name="7389.29058790207" table:display="true" table:show-details="true"/>
                <table:data-pilot-member table:name="7399.14098286629" table:display="true" table:show-details="true"/>
                <table:data-pilot-member table:name="7408.56735539436" table:display="true" table:show-details="true"/>
                <table:data-pilot-member table:name="7700.04680848122" table:display="true" table:show-details="true"/>
                <table:data-pilot-member table:name="8000.91501116753" table:display="true" table:show-details="true"/>
                <table:data-pilot-member table:name="8721.30706381798" table:display="true" table:show-details="true"/>
                <table:data-pilot-member table:name="8781.15197277069" table:display="true" table:show-details="true"/>
                <table:data-pilot-member table:name="10144.0198755264" table:display="true" table:show-details="true"/>
                <table:data-pilot-member table:name="10418.6634590626" table:display="true" table:show-details="true"/>
                <table:data-pilot-member table:name="10454.5552449226" table:display="true" table:show-details="true"/>
                <table:data-pilot-member table:name="10490.8223187923" table:display="true" table:show-details="true"/>
                <table:data-pilot-member table:name="10563.9107086658" table:display="true" table:show-details="true"/>
                <table:data-pilot-member table:name="11567.361818552" table:display="true" table:show-details="true"/>
                <table:data-pilot-member table:name="11723.5721538067" table:display="true" table:show-details="true"/>
                <table:data-pilot-member table:name="11946.5626213551" table:display="true" table:show-details="true"/>
                <table:data-pilot-member table:name="12553.3743937016" table:display="true" table:show-details="true"/>
                <table:data-pilot-member table:name="12585.321801424" table:display="true" table:show-details="true"/>
                <table:data-pilot-member table:name="12624.6986680031" table:display="true" table:show-details="true"/>
                <table:data-pilot-member table:name="13257.4718995094" table:display="true" table:show-details="true"/>
                <table:data-pilot-member table:name="14640.0928575993" table:display="true" table:show-details="true"/>
                <table:data-pilot-member table:name="14705.6631472111" table:display="true" table:show-details="true"/>
                <table:data-pilot-member table:name="14864.4002408981" table:display="true" table:show-details="true"/>
                <table:data-pilot-member table:name="14980.4784793854" table:display="true" table:show-details="true"/>
                <table:data-pilot-member table:name="15006.7501971722" table:display="true" table:show-details="true"/>
                <table:data-pilot-member table:name="15141.2307627201" table:display="true" table:show-details="true"/>
                <table:data-pilot-member table:name="15247.2031803131" table:display="true" table:show-details="true"/>
                <table:data-pilot-member table:name="15443.9165847302" table:display="true" table:show-details="true"/>
                <table:data-pilot-member table:name="15508.8877763748" table:display="true" table:show-details="true"/>
                <table:data-pilot-member table:name="16626.3447520733" table:display="true" table:show-details="true"/>
                <table:data-pilot-member table:name="16762.4149656296" table:display="true" table:show-details="true"/>
                <table:data-pilot-member table:name="16770.4670755863" table:display="true" table:show-details="true"/>
                <table:data-pilot-member table:name="17008.7058918476" table:display="true" table:show-details="true"/>
                <table:data-pilot-member table:name="17362.9494786263" table:display="true" table:show-details="true"/>
                <table:data-pilot-member table:name="17516.1747162342" table:display="true" table:show-details="true"/>
                <table:data-pilot-member table:name="17690.1668348312" table:display="true" table:show-details="true"/>
                <table:data-pilot-member table:name="18800.8005449772" table:display="true" table:show-details="true"/>
                <table:data-pilot-member table:name="19569.5586693287" table:display="true" table:show-details="true"/>
                <table:data-pilot-member table:name="19852.0255599022" table:display="true" table:show-details="true"/>
                <table:data-pilot-member table:name="19955.9185569286" table:display="true" table:show-details="true"/>
                <table:data-pilot-member table:name="22334.408352375" table:display="true" table:show-details="true"/>
                <table:data-pilot-member table:name="22516.8270452023" table:display="true" table:show-details="true"/>
                <table:data-pilot-member table:name="22722.3028731346" table:display="true" table:show-details="true"/>
                <table:data-pilot-member table:name="22759.0370817184" table:display="true" table:show-details="true"/>
                <table:data-pilot-member table:name="23266.3842525482" table:display="true" table:show-details="true"/>
                <table:data-pilot-member table:name="25275.2003581524" table:display="true" table:show-details="true"/>
                <table:data-pilot-member table:name="25510.3680939674" table:display="true" table:show-details="true"/>
                <table:data-pilot-member table:name="25941.1114726067" table:display="true" table:show-details="true"/>
                <table:data-pilot-member table:name="25953.2106494904" table:display="true" table:show-details="true"/>
                <table:data-pilot-member table:name="27911.5970597267" table:display="true" table:show-details="true"/>
                <table:data-pilot-member table:name="30021.0889918804" table:display="true" table:show-details="true"/>
                <table:data-pilot-member table:name="32317.590473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6" loext:min-decimal-places="1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6:05:14.625186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9T07:56:37.202962324</dc:date>
    <meta:editing-duration>P1DT5H39M14S</meta:editing-duration>
    <meta:editing-cycles>21</meta:editing-cycles>
    <meta:generator>LibreOffice/6.0.7.3$Linux_X86_64 LibreOffice_project/00m0$Build-3</meta:generator>
    <meta:document-statistic meta:table-count="10" meta:cell-count="3242" meta:object-count="0"/>
  </office:meta>
</office:document-meta>
</file>